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F9DB20AA7D30102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adornments="Полужирный" style:font-family-generic="roman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8.609cm" fo:margin-left="-1.381cm" table:align="left" style:writing-mode="lr-tb"/>
    </style:style>
    <style:style style:name="Таблица2.A" style:family="table-column">
      <style:table-column-properties style:column-width="0.993cm"/>
    </style:style>
    <style:style style:name="Таблица2.B" style:family="table-column">
      <style:table-column-properties style:column-width="6.107cm"/>
    </style:style>
    <style:style style:name="Таблица2.C" style:family="table-column">
      <style:table-column-properties style:column-width="3.778cm"/>
    </style:style>
    <style:style style:name="Таблица2.D" style:family="table-column">
      <style:table-column-properties style:column-width="7.731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.3" style:family="table-row">
      <style:table-row-properties style:min-row-height="1.191cm"/>
    </style:style>
    <style:style style:name="Таблица3" style:family="table">
      <style:table-properties style:width="16.51cm" fo:margin-left="0cm" table:align="left" style:writing-mode="lr-tb"/>
    </style:style>
    <style:style style:name="Таблица3.A" style:family="table-column">
      <style:table-column-properties style:column-width="2.99cm"/>
    </style:style>
    <style:style style:name="Таблица3.B" style:family="table-column">
      <style:table-column-properties style:column-width="1.72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1.693cm"/>
    </style:style>
    <style:style style:name="Таблица3.E" style:family="table-column">
      <style:table-column-properties style:column-width="1.508cm"/>
    </style:style>
    <style:style style:name="Таблица3.H" style:family="table-column">
      <style:table-column-properties style:column-width="1.799cm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2" style:family="table-row">
      <style:table-row-properties style:min-row-height="0.878cm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H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6.51cm" fo:margin-left="0cm" table:align="left" style:writing-mode="lr-tb"/>
    </style:style>
    <style:style style:name="Таблица5.A" style:family="table-column">
      <style:table-column-properties style:column-width="2.99cm"/>
    </style:style>
    <style:style style:name="Таблица5.B" style:family="table-column">
      <style:table-column-properties style:column-width="3.38cm"/>
    </style:style>
    <style:style style:name="Таблица5.E" style:family="table-column">
      <style:table-column-properties style:column-width="3.381cm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2" style:family="table-row">
      <style:table-row-properties style:min-row-height="0.878cm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5.5cm" style:rel-column-width="21845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C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officeooo:paragraph-rsid="004ce994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6a0ffc"/>
    </style:style>
    <style:style style:name="P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f15b01"/>
    </style:style>
    <style:style style:name="P6" style:family="paragraph" style:parent-style-name="Heading_20_1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7" style:family="paragraph" style:parent-style-name="Heading_20_1">
      <style:text-properties style:font-name="Liberation Serif" fo:font-size="14pt" fo:font-weight="bold" officeooo:rsid="00a67a27" officeooo:paragraph-rsid="00ca9754" style:font-size-asian="14pt" style:font-weight-asian="bold" style:font-size-complex="14pt" style:font-weight-complex="bold"/>
    </style:style>
    <style:style style:name="P8" style:family="paragraph" style:parent-style-name="Heading_20_1">
      <style:text-properties style:font-name="Liberation Serif" fo:font-size="14pt" fo:font-weight="bold" officeooo:rsid="00a67a27" officeooo:paragraph-rsid="00a67a27" style:font-size-asian="14pt" style:font-weight-asian="bold" style:font-size-complex="14pt" style:font-weight-complex="bold"/>
    </style:style>
    <style:style style:name="P9" style:family="paragraph" style:parent-style-name="Heading_20_1">
      <style:text-properties style:font-name="Liberation Serif" fo:font-size="14pt" fo:font-weight="bold" officeooo:rsid="00dcd559" officeooo:paragraph-rsid="00dcd559" style:font-size-asian="14pt" style:font-weight-asian="bold" style:font-size-complex="14pt" style:font-weight-complex="bold"/>
    </style:style>
    <style:style style:name="P10" style:family="paragraph" style:parent-style-name="Heading_20_1">
      <style:text-properties style:font-name="Liberation Serif" fo:font-size="14pt" fo:font-weight="bold" officeooo:rsid="00dcd559" officeooo:paragraph-rsid="01474f9b" style:font-size-asian="14pt" style:font-weight-asian="bold" style:font-size-complex="14pt" style:font-weight-complex="bold"/>
    </style:style>
    <style:style style:name="P11" style:family="paragraph" style:parent-style-name="Heading_20_1">
      <style:text-properties style:font-name="Liberation Serif" fo:font-size="14pt" fo:font-weight="bold" officeooo:rsid="00755add" officeooo:paragraph-rsid="00755add" style:font-size-asian="14pt" style:font-weight-asian="bold" style:font-size-complex="14pt" style:font-weight-complex="bold"/>
    </style:style>
    <style:style style:name="P12" style:family="paragraph" style:parent-style-name="Heading_20_1">
      <style:text-properties style:font-name="Liberation Serif" fo:font-size="14pt" fo:font-weight="bold" officeooo:rsid="0104d0cd" officeooo:paragraph-rsid="0104d0cd" style:font-size-asian="14pt" style:font-weight-asian="bold" style:font-size-complex="14pt" style:font-weight-complex="bold"/>
    </style:style>
    <style:style style:name="P13" style:family="paragraph" style:parent-style-name="Heading_20_1">
      <style:text-properties style:font-name="Liberation Serif" fo:font-size="14pt" fo:font-weight="bold" officeooo:rsid="0104d6ca" officeooo:paragraph-rsid="0104d6ca" style:font-size-asian="14pt" style:font-weight-asian="bold" style:font-size-complex="14pt" style:font-weight-complex="bold"/>
    </style:style>
    <style:style style:name="P14" style:family="paragraph" style:parent-style-name="Heading_20_1">
      <style:text-properties style:font-name="Liberation Serif" fo:font-size="14pt" fo:font-weight="bold" officeooo:rsid="0105838a" officeooo:paragraph-rsid="0105838a" style:font-size-asian="14pt" style:font-weight-asian="bold" style:font-size-complex="14pt" style:font-weight-complex="bold"/>
    </style:style>
    <style:style style:name="P15" style:family="paragraph" style:parent-style-name="Heading_20_1">
      <style:text-properties style:font-name="Liberation Serif" fo:font-size="14pt" fo:font-weight="bold" officeooo:rsid="01029472" officeooo:paragraph-rsid="004e7a3a" style:font-size-asian="14pt" style:font-weight-asian="bold" style:font-size-complex="14pt" style:font-weight-complex="bold"/>
    </style:style>
    <style:style style:name="P16" style:family="paragraph" style:parent-style-name="Heading_20_1">
      <style:text-properties style:font-name="Liberation Serif" fo:font-size="14pt" fo:font-weight="bold" officeooo:rsid="0105ed31" officeooo:paragraph-rsid="0105ed31" style:font-size-asian="14pt" style:font-weight-asian="bold" style:font-size-complex="14pt" style:font-weight-complex="bold"/>
    </style:style>
    <style:style style:name="P17" style:family="paragraph" style:parent-style-name="Heading_20_1">
      <style:text-properties style:font-name="Liberation Serif" fo:font-size="14pt" fo:font-weight="bold" officeooo:rsid="0103b806" officeooo:paragraph-rsid="0103b806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4pt" fo:language="ru" fo:country="RU" style:font-name-asian="Times New Roman" style:font-size-asian="14pt" style:font-name-complex="Times New Roman" style:font-size-complex="14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4pt" fo:language="ru" fo:country="RU" style:font-name-asian="Times New Roman" style:font-size-asian="14pt" style:font-name-complex="Times New Roman" style:font-size-complex="14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Liberation Serif" fo:font-size="14pt" fo:language="ru" fo:country="RU" style:font-name-asian="Times New Roman" style:font-size-asian="14pt" style:font-name-complex="Times New Roman" style:font-size-complex="14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Liberation Serif" fo:font-size="14pt" fo:language="ru" fo:country="RU" officeooo:rsid="0019e290" style:font-name-asian="Times New Roman" style:font-size-asian="14pt" style:font-name-complex="Times New Roman" style:font-size-complex="14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style:font-name="Liberation Serif" fo:font-size="14pt" fo:language="ru" fo:country="RU" officeooo:rsid="0070461b" officeooo:paragraph-rsid="0070461b" style:font-name-asian="Times New Roman" style:font-size-asian="14pt" style:font-name-complex="Times New Roman" style:font-size-complex="14pt" style:font-weight-complex="bold"/>
    </style:style>
    <style:style style:name="P23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30423b" officeooo:paragraph-rsid="00bf6751" style:font-size-asian="14pt" style:font-size-complex="14pt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bf6751" officeooo:paragraph-rsid="00bf6751" style:font-size-asian="14pt" style:font-size-complex="14pt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c81b1c" officeooo:paragraph-rsid="00c81b1c" style:font-size-asian="14pt" style:font-size-complex="14pt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124982e" officeooo:paragraph-rsid="0124982e" style:font-size-asian="14pt" style:font-size-complex="14pt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124982e" officeooo:paragraph-rsid="0125962e" style:font-size-asian="14pt" style:font-size-complex="14pt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125962e" officeooo:paragraph-rsid="0125962e" style:font-size-asian="14pt" style:font-size-complex="14pt"/>
    </style:style>
    <style:style style:name="P29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style:font-name="Liberation Serif" fo:font-size="14pt" officeooo:rsid="009d13f7" officeooo:paragraph-rsid="009de4e1" style:font-size-asian="14pt" style:font-size-complex="14pt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paragraph-rsid="00bf6751" style:font-size-asian="14pt" style:font-size-complex="14pt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bf6751" officeooo:paragraph-rsid="00bf6751" style:font-size-asian="14pt" style:font-size-complex="14pt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26d1c" officeooo:paragraph-rsid="00c26d1c" style:font-size-asian="14pt" style:font-size-complex="14pt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4444f" officeooo:paragraph-rsid="00c4444f" style:font-size-asian="14pt" style:font-size-complex="14pt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53472" officeooo:paragraph-rsid="00c53472" style:font-size-asian="14pt" style:font-size-complex="14pt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7237b" officeooo:paragraph-rsid="00c7237b" style:font-size-asian="14pt" style:font-size-complex="14pt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81b1c" officeooo:paragraph-rsid="00c81b1c" style:font-size-asian="14pt" style:font-size-complex="14pt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97263" officeooo:paragraph-rsid="00c97263" style:font-size-asian="14pt" style:font-size-complex="14pt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a9754" officeooo:paragraph-rsid="00ca9754" style:font-size-asian="14pt" style:font-size-complex="14pt"/>
    </style:style>
    <style:style style:name="P39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officeooo:paragraph-rsid="01474f9b" style:font-size-asian="14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erif" fo:font-size="14pt" officeooo:paragraph-rsid="01463ce7" style:font-size-asian="14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erif" fo:font-size="14pt" officeooo:rsid="012d30aa" officeooo:paragraph-rsid="012d30aa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" fo:font-size="14pt" officeooo:rsid="012d30aa" officeooo:paragraph-rsid="01463ce7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erif" fo:font-size="14pt" officeooo:rsid="012ee428" officeooo:paragraph-rsid="012ee428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" fo:font-size="14pt" officeooo:rsid="012ee428" officeooo:paragraph-rsid="01463ce7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erif" fo:font-size="14pt" officeooo:rsid="0130d38b" officeooo:paragraph-rsid="0130d38b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erif" fo:font-size="14pt" officeooo:rsid="014496c0" officeooo:paragraph-rsid="014496c0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" fo:font-size="14pt" officeooo:rsid="014496c0" officeooo:paragraph-rsid="01463ce7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erif" fo:font-size="14pt" officeooo:rsid="014533f2" officeooo:paragraph-rsid="01474f9b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" fo:font-size="14pt" officeooo:rsid="01463ce7" officeooo:paragraph-rsid="01463ce7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erif" fo:font-size="14pt" officeooo:rsid="00de0102" officeooo:paragraph-rsid="01474f9b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erif" fo:font-size="14pt" officeooo:rsid="00de7b21" officeooo:paragraph-rsid="01474f9b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style:font-name="Liberation Serif" fo:font-size="14pt" officeooo:rsid="01484df1" officeooo:paragraph-rsid="01484df1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style:font-name="Liberation Serif" fo:font-size="14pt" officeooo:rsid="0148b798" officeooo:paragraph-rsid="0148b798" style:font-size-asian="14pt" style:font-size-complex="14pt"/>
    </style:style>
    <style:style style:name="P55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style:font-name="Liberation Serif" fo:font-size="14pt" style:text-underline-style="solid" style:text-underline-width="auto" style:text-underline-color="font-color" officeooo:rsid="009d13f7" officeooo:paragraph-rsid="009de4e1" style:font-size-asian="14pt" style:font-size-complex="14pt"/>
    </style:style>
    <style:style style:name="P56" style:family="paragraph" style:parent-style-name="Standard">
      <style:paragraph-properties fo:margin-top="0cm" fo:margin-bottom="0cm" style:contextual-spacing="false" style:line-height-at-least="0.503cm"/>
      <style:text-properties style:font-name="Liberation Serif" fo:font-size="14pt" style:text-underline-style="solid" style:text-underline-width="auto" style:text-underline-color="font-color" officeooo:rsid="01102822" officeooo:paragraph-rsid="01102822" style:font-size-asian="14pt" style:font-size-complex="14pt"/>
    </style:style>
    <style:style style:name="P57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58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normal" officeooo:rsid="014533f2" officeooo:paragraph-rsid="01474f9b" style:font-size-asian="14pt" style:font-weight-asian="normal" style:font-size-complex="14pt" style:font-weight-complex="normal"/>
    </style:style>
    <style:style style:name="P59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normal" officeooo:paragraph-rsid="01463ce7" style:font-size-asian="14pt" style:font-weight-asian="normal" style:font-size-complex="14pt" style:font-weight-complex="normal"/>
    </style:style>
    <style:style style:name="P60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normal" officeooo:rsid="0104d0cd" officeooo:paragraph-rsid="01474f9b" style:font-size-asian="14pt" style:font-weight-asian="normal" style:font-size-complex="14pt" style:font-weight-complex="normal"/>
    </style:style>
    <style:style style:name="P61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normal" officeooo:rsid="00f8c594" officeooo:paragraph-rsid="014ae75c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style:font-name="Liberation Serif" fo:font-size="14pt" fo:font-weight="normal" officeooo:rsid="009d13f7" officeooo:paragraph-rsid="01102822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style:font-name="Liberation Serif" fo:font-size="14pt" fo:font-weight="normal" officeooo:paragraph-rsid="01102822" style:font-size-asian="14pt" style:font-size-complex="14pt"/>
    </style:style>
    <style:style style:name="P64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normal" officeooo:paragraph-rsid="01019ffc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margin-top="0cm" fo:margin-bottom="0cm" style:contextual-spacing="false" fo:line-height="100%"/>
      <style:text-properties style:font-name="Liberation Serif" fo:language="ru" fo:country="RU" fo:font-weight="bold" style:font-name-asian="Times New Roman" style:font-weight-asian="bold" style:font-name-complex="Times New Roman"/>
    </style:style>
    <style:style style:name="P66" style:family="paragraph" style:parent-style-name="Standard">
      <style:paragraph-properties fo:margin-top="0cm" fo:margin-bottom="0cm" style:contextual-spacing="false" fo:line-height="100%"/>
      <style:text-properties style:font-name="Liberation Serif" fo:language="ru" fo:country="RU" fo:font-style="italic" officeooo:rsid="0019e290" officeooo:paragraph-rsid="0019e290" style:font-name-asian="Times New Roman" style:font-style-asian="italic" style:font-name-complex="Times New Roman"/>
    </style:style>
    <style:style style:name="P6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language="ru" fo:country="RU" fo:font-style="italic" style:font-name-asian="Times New Roman" style:font-style-asian="italic" style:font-name-complex="Times New Roman"/>
    </style:style>
    <style:style style:name="P6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2pt" fo:language="ru" fo:country="RU" fo:font-weight="bold" style:font-name-asian="Times New Roman" style:font-size-asian="12pt" style:font-weight-asian="bold" style:font-name-complex="Times New Roman"/>
    </style:style>
    <style:style style:name="P69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2pt" fo:language="ru" fo:country="RU" fo:font-weight="bold" style:font-name-asian="Times New Roman" style:font-size-asian="12pt" style:font-weight-asian="bold" style:font-name-complex="Times New Roman"/>
    </style:style>
    <style:style style:name="P70" style:family="paragraph" style:parent-style-name="Standard">
      <style:paragraph-properties fo:margin-top="0cm" fo:margin-bottom="0cm" style:contextual-spacing="false" fo:line-height="100%"/>
      <style:text-properties style:font-name="Liberation Serif" fo:font-size="12pt" fo:language="ru" fo:country="RU" style:font-name-asian="Times New Roman" style:font-size-asian="12pt" style:font-name-complex="Times New Roman"/>
    </style:style>
    <style:style style:name="P71" style:family="paragraph" style:parent-style-name="Standard">
      <style:paragraph-properties fo:margin-top="0cm" fo:margin-bottom="0cm" style:contextual-spacing="false" fo:line-height="100%"/>
      <style:text-properties style:font-name="Liberation Serif" fo:font-size="12pt" fo:language="ru" fo:country="RU" fo:font-style="italic" style:font-name-asian="Times New Roman" style:font-size-asian="12pt" style:font-style-asian="italic" style:font-name-complex="Times New Roman"/>
    </style:style>
    <style:style style:name="P72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Liberation Serif" fo:font-size="6pt" fo:language="ru" fo:country="RU" style:font-name-asian="Times New Roman" style:font-size-asian="6pt" style:font-name-complex="Times New Roman" style:font-size-complex="14pt" style:font-weight-complex="bold"/>
    </style:style>
    <style:style style:name="P73" style:family="paragraph" style:parent-style-name="Standard">
      <style:paragraph-properties fo:margin-top="0cm" fo:margin-bottom="0cm" style:contextual-spacing="false" fo:line-height="100%"/>
      <style:text-properties style:font-name="Liberation Serif"/>
    </style:style>
    <style:style style:name="P7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/>
    </style:style>
    <style:style style:name="P7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language="en" fo:country="US" fo:font-style="italic" style:font-name-asian="Times New Roman" style:font-style-asian="italic" style:font-name-complex="Times New Roman"/>
    </style:style>
    <style:style style:name="P7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Liberation Serif" officeooo:rsid="00a67a27" officeooo:paragraph-rsid="00a67a27" fo:background-color="transparent"/>
    </style:style>
    <style:style style:name="P7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Liberation Serif" officeooo:rsid="00a67a27" officeooo:paragraph-rsid="00bc7a21" fo:background-color="transparent"/>
    </style:style>
    <style:style style:name="P7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Liberation Serif" officeooo:rsid="00a67a27" officeooo:paragraph-rsid="014a09c7" fo:background-color="transparent"/>
    </style:style>
    <style:style style:name="P79" style:family="paragraph" style:parent-style-name="List_20_Paragraph">
      <style:paragraph-properties fo:margin-left="0.635cm" fo:margin-right="0cm" fo:margin-top="0.423cm" fo:margin-bottom="0cm" style:contextual-spacing="true" fo:text-indent="0cm" style:auto-text-indent="false"/>
      <style:text-properties fo:color="#000000" loext:opacity="100%" style:font-name="Liberation Serif" fo:font-size="14pt" fo:language="ru" fo:country="RU" style:font-name-asian="Times New Roman" style:font-size-asian="14pt" style:language-asian="ru" style:country-asian="RU" style:font-name-complex="Times New Roman" style:font-size-complex="14pt" style:font-weight-complex="bold"/>
    </style:style>
    <style:style style:name="P80" style:family="paragraph" style:parent-style-name="List_20_Paragraph">
      <style:paragraph-properties fo:margin-left="0.635cm" fo:margin-right="0cm" fo:margin-top="0.423cm" fo:margin-bottom="0cm" style:contextual-spacing="true" fo:text-indent="0cm" style:auto-text-indent="false"/>
      <style:text-properties fo:color="#000000" loext:opacity="100%" style:font-name="Liberation Serif" fo:font-size="14pt" fo:language="ru" fo:country="RU" fo:background-color="transparent" style:font-name-asian="Times New Roman" style:font-size-asian="14pt" style:language-asian="ru" style:country-asian="RU" style:font-name-complex="Times New Roman" style:font-size-complex="14pt" style:font-weight-complex="bold"/>
    </style:style>
    <style:style style:name="P81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7cffe" officeooo:paragraph-rsid="003beaa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2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7cffe" officeooo:paragraph-rsid="001b4fb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3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019e290" officeooo:paragraph-rsid="0019e29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4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019e290" officeooo:paragraph-rsid="00946a9d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5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019e290" officeooo:paragraph-rsid="0038ceb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6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55add" officeooo:paragraph-rsid="00776dca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7" style:family="paragraph" style:parent-style-name="List_20_Paragraph">
      <style:paragraph-properties fo:margin-top="0.423cm" fo:margin-bottom="0cm" style:contextual-spacing="true" fo:text-align="start" style:justify-single-word="false"/>
      <style:text-properties fo:color="#000000" loext:opacity="100%" style:font-name="Liberation Serif" fo:font-size="14pt" fo:language="ru" fo:country="RU" fo:font-weight="normal" officeooo:rsid="01153f08" officeooo:paragraph-rsid="01153f08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8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096230d" officeooo:paragraph-rsid="009607d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9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1490a0f" officeooo:paragraph-rsid="01490a0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0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14a09c7" officeooo:paragraph-rsid="014a09c7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1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bold" officeooo:rsid="0096230d" officeooo:paragraph-rsid="009607d1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92" style:family="paragraph" style:parent-style-name="Standard">
      <style:text-properties fo:color="#000000" loext:opacity="100%" style:font-name="Liberation Serif" fo:font-size="14pt" fo:font-weight="normal" officeooo:rsid="00b991f0" officeooo:paragraph-rsid="00a67a27" fo:background-color="transparent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Liberation Mono" fo:font-size="14pt" fo:font-weight="normal" officeooo:rsid="00b991f0" fo:background-color="#000000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fo:background-color="#1e1e1e" style:font-size-asian="14pt" style:font-size-complex="14pt"/>
    </style:style>
    <style:style style:name="P95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fo:color="#d4d4d4" loext:opacity="100%" style:font-name="Liberation Mono" fo:font-size="14pt" fo:font-weight="normal" officeooo:paragraph-rsid="01102822" fo:background-color="#1e1e1e" style:font-size-asian="14pt" style:font-size-complex="14pt"/>
    </style:style>
    <style:style style:name="P96" style:family="paragraph" style:parent-style-name="Standard">
      <style:text-properties fo:color="#d4d4d4" loext:opacity="100%" style:font-name="Liberation Mono" fo:font-size="14pt" fo:font-weight="normal" officeooo:rsid="00a67a27" officeooo:paragraph-rsid="00a67a27" fo:background-color="#1e1e1e" style:font-size-asian="14pt" style:font-weight-asian="normal" style:font-size-complex="14pt" style:font-weight-complex="normal"/>
    </style:style>
    <style:style style:name="P97" style:family="paragraph" style:parent-style-name="Standard">
      <style:text-properties fo:color="#d4d4d4" loext:opacity="100%" style:font-name="Liberation Mono" fo:font-size="14pt" fo:font-weight="normal" officeooo:rsid="00a67a27" officeooo:paragraph-rsid="0118af2a" fo:background-color="#1e1e1e" style:font-size-asian="14pt" style:font-weight-asian="normal" style:font-size-complex="14pt" style:font-weight-complex="normal"/>
    </style:style>
    <style:style style:name="P98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11a9197" fo:background-color="#000000" style:font-size-asian="14pt" style:font-size-complex="14pt"/>
    </style:style>
    <style:style style:name="P99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11c48ab" fo:background-color="#000000" style:font-size-asian="14pt" style:font-size-complex="14pt"/>
    </style:style>
    <style:style style:name="P100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11c51c4" fo:background-color="#000000" style:font-size-asian="14pt" style:font-size-complex="14pt"/>
    </style:style>
    <style:style style:name="P101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11ec30a" fo:background-color="#000000" style:font-size-asian="14pt" style:font-size-complex="14pt"/>
    </style:style>
    <style:style style:name="P102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11ec42f" fo:background-color="#000000" style:font-size-asian="14pt" style:font-size-complex="14pt"/>
    </style:style>
    <style:style style:name="P103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11fcb61" fo:background-color="#000000" style:font-size-asian="14pt" style:font-size-complex="14pt"/>
    </style:style>
    <style:style style:name="P104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120ba48" fo:background-color="#000000" style:font-size-asian="14pt" style:font-size-complex="14pt"/>
    </style:style>
    <style:style style:name="P105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121c083" fo:background-color="#000000" style:font-size-asian="14pt" style:font-size-complex="14pt"/>
    </style:style>
    <style:style style:name="P106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123b462" fo:background-color="#000000" style:font-size-asian="14pt" style:font-size-complex="14pt"/>
    </style:style>
    <style:style style:name="P107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Droid Sans Mono" fo:font-size="10.5pt" fo:font-weight="normal" fo:background-color="#1e1e1e"/>
    </style:style>
    <style:style style:name="P10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rsid="00907a36" officeooo:paragraph-rsid="00907a36"/>
    </style:style>
    <style:style style:name="P109" style:family="paragraph" style:parent-style-name="Contents_20_Heading">
      <style:text-properties style:use-window-font-color="true" loext:opacity="0%" style:font-name="Liberation Serif" fo:background-color="transparent"/>
    </style:style>
    <style:style style:name="P110" style:family="paragraph" style:parent-style-name="Standard">
      <style:paragraph-properties fo:margin-top="0cm" fo:margin-bottom="0cm" style:contextual-spacing="false" style:line-height-at-least="0.503cm"/>
      <style:text-properties style:font-name="Liberation Mono" fo:font-size="14pt" fo:background-color="#000000" style:font-size-asian="14pt" style:font-size-complex="14pt"/>
    </style:style>
    <style:style style:name="P111" style:family="paragraph" style:parent-style-name="Standard">
      <style:text-properties style:font-name="Liberation Mono" fo:font-size="14pt" officeooo:paragraph-rsid="011a9197" fo:background-color="#000000" style:font-size-asian="14pt" style:font-size-complex="14pt"/>
    </style:style>
    <style:style style:name="P112" style:family="paragraph" style:parent-style-name="Standard">
      <style:text-properties style:font-name="Liberation Mono" fo:font-size="14pt" officeooo:paragraph-rsid="011cdad3" fo:background-color="#000000" style:font-size-asian="14pt" style:font-size-complex="14pt"/>
    </style:style>
    <style:style style:name="P113" style:family="paragraph" style:parent-style-name="Standard">
      <style:paragraph-properties fo:margin-top="0cm" fo:margin-bottom="0cm" style:contextual-spacing="false" style:line-height-at-least="0.503cm"/>
      <style:text-properties style:font-name="Liberation Mono" fo:font-size="14pt" fo:font-weight="normal" officeooo:paragraph-rsid="011cdad3" fo:background-color="#000000" style:font-size-asian="14pt" style:font-size-complex="14pt"/>
    </style:style>
    <style:style style:name="P114" style:family="paragraph" style:parent-style-name="List_20_Paragraph" style:list-style-name="L1" style:master-page-name="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Liberation Serif" fo:font-size="14pt" fo:language="ru" fo:country="RU" fo:font-weight="bold" officeooo:rsid="001ab047" officeooo:paragraph-rsid="001ab047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115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bold" officeooo:rsid="001ab047" officeooo:paragraph-rsid="001b4fb0" style:font-name-asian="Times New Roman" style:font-size-asian="14pt" style:language-asian="ru" style:country-asian="RU" style:font-weight-asian="bold" style:font-name-complex="Times New Roman" style:font-size-complex="14pt"/>
    </style:style>
    <style:style style:name="P116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9ae0f3" officeooo:paragraph-rsid="009ae0f3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17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55add" officeooo:paragraph-rsid="001b4fb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18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10cf7ec" officeooo:paragraph-rsid="010cf7ec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19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10fa4ec" officeooo:paragraph-rsid="010fa4ec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20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Liberation Serif" fo:font-size="14pt" fo:language="ru" fo:country="RU" fo:font-weight="normal" officeooo:rsid="009b2543" officeooo:paragraph-rsid="009b2543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21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fo:color="#000000" loext:opacity="100%" style:font-name="Liberation Serif" fo:font-size="14pt" fo:language="ru" fo:country="RU" fo:font-weight="normal" officeooo:rsid="01153f08" officeooo:paragraph-rsid="01153f08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22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officeooo:rsid="001ab047" officeooo:paragraph-rsid="001b4fb0" style:font-size-asian="14pt" style:font-size-complex="14pt"/>
    </style:style>
    <style:style style:name="P123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fo:font-weight="normal" officeooo:rsid="009b2543" officeooo:paragraph-rsid="009b2543" style:font-size-asian="14pt" style:font-weight-asian="normal" style:font-size-complex="14pt" style:font-weight-complex="normal"/>
    </style:style>
    <style:style style:name="P124" style:family="paragraph" style:parent-style-name="List_20_Paragraph" style:list-style-name="L3">
      <style:paragraph-properties fo:margin-left="0cm" fo:margin-right="0cm" fo:text-indent="0cm" style:auto-text-indent="false"/>
      <style:text-properties style:font-name="Liberation Serif" fo:font-size="14pt" fo:font-weight="normal" officeooo:rsid="014ae75c" officeooo:paragraph-rsid="014ae75c" style:font-size-asian="14pt" style:font-weight-asian="normal" style:font-size-complex="14pt" style:font-weight-complex="normal"/>
    </style:style>
    <style:style style:name="P125" style:family="paragraph" style:parent-style-name="List_20_Paragraph" style:list-style-name="L4">
      <style:text-properties style:font-name="Liberation Serif" fo:font-size="14pt" fo:font-weight="normal" officeooo:rsid="014ae75c" officeooo:paragraph-rsid="014ae75c" style:font-size-asian="14pt" style:font-weight-asian="normal" style:font-size-complex="14pt" style:font-weight-complex="normal"/>
    </style:style>
    <style:style style:name="P126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fo:font-style="normal" fo:font-weight="bold" officeooo:rsid="002ce9a5" officeooo:paragraph-rsid="002ce9a5" style:font-size-asian="14pt" style:font-style-asian="normal" style:font-weight-asian="bold" style:font-size-complex="14pt" style:font-style-complex="normal" style:font-weight-complex="bold"/>
    </style:style>
    <style:style style:name="P127" style:family="paragraph" style:parent-style-name="Standard">
      <style:paragraph-properties fo:margin-top="0cm" fo:margin-bottom="0cm" style:contextual-spacing="false" style:line-height-at-least="0.503cm"/>
      <style:text-properties style:font-name="Liberation Serif" fo:font-size="14pt" officeooo:rsid="009d13f7" officeooo:paragraph-rsid="01102822" style:font-size-asian="14pt" style:font-size-complex="14pt"/>
    </style:style>
    <style:style style:name="P128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style:text-underline-style="none" fo:font-weight="normal" officeooo:rsid="01102822" officeooo:paragraph-rsid="01102822" fo:background-color="#1e1e1e" style:font-size-asian="14pt" style:font-size-complex="14pt"/>
    </style:style>
    <style:style style:name="P129" style:family="paragraph" style:parent-style-name="Standard">
      <style:text-properties fo:color="#000000" loext:opacity="100%" style:font-name="Liberation Serif" fo:font-size="14pt" fo:font-weight="normal" officeooo:rsid="00b991f0" officeooo:paragraph-rsid="00a67a27" fo:background-color="transparent" style:font-size-asian="14pt" style:font-weight-asian="normal" style:font-size-complex="14pt" style:font-weight-complex="normal"/>
    </style:style>
    <style:style style:name="T1" style:family="text">
      <style:text-properties fo:color="#000000" loext:opacity="100%" fo:language="ru" fo:country="RU" style:font-name-asian="Times New Roman" style:language-asian="ru" style:country-asian="RU" style:font-name-complex="Times New Roman"/>
    </style:style>
    <style:style style:name="T2" style:family="text">
      <style:text-properties fo:color="#000000" loext:opacity="100%" fo:language="ru" fo:country="RU" officeooo:rsid="001b4fb0" style:font-name-asian="Times New Roman" style:language-asian="ru" style:country-asian="RU" style:font-name-complex="Times New Roman"/>
    </style:style>
    <style:style style:name="T3" style:family="text">
      <style:text-properties fo:color="#000000" loext:opacity="100%" fo:language="ru" fo:country="RU" officeooo:rsid="0019e290" style:font-name-asian="Times New Roman" style:language-asian="ru" style:country-asian="RU" style:font-weight-asian="normal" style:font-name-complex="Times New Roman" style:font-weight-complex="normal"/>
    </style:style>
    <style:style style:name="T4" style:family="text">
      <style:text-properties fo:color="#000000" loext:opacity="100%" fo:language="ru" fo:country="RU" officeooo:rsid="01102822" style:font-name-asian="Times New Roman" style:language-asian="ru" style:country-asian="RU" style:font-weight-asian="normal" style:font-name-complex="Times New Roman" style:font-weight-complex="normal"/>
    </style:style>
    <style:style style:name="T5" style:family="text">
      <style:text-properties fo:color="#000000" loext:opacity="100%" fo:language="ru" fo:country="RU" officeooo:rsid="009d13f7" style:font-name-asian="Times New Roman" style:language-asian="ru" style:country-asian="RU" style:font-weight-asian="normal" style:font-name-complex="Times New Roman" style:font-weight-complex="normal"/>
    </style:style>
    <style:style style:name="T6" style:family="text">
      <style:text-properties fo:color="#000000" loext:opacity="100%" fo:language="ru" fo:country="RU" fo:font-weight="bold" style:font-name-asian="Times New Roman" style:language-asian="ru" style:country-asian="RU" style:font-weight-asian="bold" style:font-name-complex="Times New Roman"/>
    </style:style>
    <style:style style:name="T7" style:family="text">
      <style:text-properties fo:color="#000000" loext:opacity="100%" fo:language="ru" fo:country="RU" fo:font-weight="bold" officeooo:rsid="001b4fb0" style:font-name-asian="Times New Roman" style:language-asian="ru" style:country-asian="RU" style:font-weight-asian="bold" style:font-name-complex="Times New Roman"/>
    </style:style>
    <style:style style:name="T8" style:family="text">
      <style:text-properties fo:color="#000000" loext:opacity="100%" fo:language="ru" fo:country="RU" fo:font-weight="bold" officeooo:rsid="0077cffe" style:font-name-asian="Times New Roman" style:language-asian="ru" style:country-asian="RU" style:font-weight-asian="bold" style:font-name-complex="Times New Roman"/>
    </style:style>
    <style:style style:name="T9" style:family="text">
      <style:text-properties fo:color="#000000" loext:opacity="100%" fo:font-size="18pt" fo:language="ru" fo:country="RU" style:text-underline-style="solid" style:text-underline-width="auto" style:text-underline-color="font-color" fo:font-weight="bold" style:font-name-asian="Times New Roman" style:font-size-asian="18pt" style:font-weight-asian="bold" style:font-name-complex="Times New Roman" style:font-size-complex="14pt" style:font-weight-complex="bold"/>
    </style:style>
    <style:style style:name="T10" style:family="text">
      <style:text-properties fo:color="#000000" loext:opacity="100%" fo:font-size="18pt" fo:language="ru" fo:country="RU" style:text-underline-style="solid" style:text-underline-width="auto" style:text-underline-color="font-color" fo:font-weight="bold" officeooo:rsid="0019e290" style:font-name-asian="Times New Roman" style:font-size-asian="18pt" style:font-weight-asian="bold" style:font-name-complex="Times New Roman" style:font-size-complex="14pt" style:font-weight-complex="bold"/>
    </style:style>
    <style:style style:name="T11" style:family="text">
      <style:text-properties fo:color="#000000" loext:opacity="100%" fo:font-size="18pt" fo:language="ru" fo:country="RU" style:text-underline-style="solid" style:text-underline-width="auto" style:text-underline-color="font-color" fo:font-weight="bold" officeooo:rsid="0109fc6e" style:font-name-asian="Times New Roman" style:font-size-asian="18pt" style:font-weight-asian="bold" style:font-name-complex="Times New Roman" style:font-size-complex="14pt" style:font-weight-complex="bold"/>
    </style:style>
    <style:style style:name="T12" style:family="text">
      <style:text-properties fo:color="#000000" loext:opacity="100%" fo:font-size="18pt" fo:language="ru" fo:country="RU" style:text-underline-style="solid" style:text-underline-width="auto" style:text-underline-color="font-color" fo:font-weight="bold" officeooo:rsid="0113f08e" style:font-name-asian="Times New Roman" style:font-size-asian="18pt" style:font-weight-asian="bold" style:font-name-complex="Times New Roman" style:font-size-complex="14pt" style:font-weight-complex="bold"/>
    </style:style>
    <style:style style:name="T13" style:family="text">
      <style:text-properties fo:color="#000000" loext:opacity="100%" style:font-name="Liberation Serif" fo:background-color="transparent" loext:char-shading-value="0"/>
    </style:style>
    <style:style style:name="T14" style:family="text">
      <style:text-properties fo:color="#000000" loext:opacity="100%" style:font-name="Liberation Serif" officeooo:rsid="00b991f0" fo:background-color="transparent" loext:char-shading-value="0"/>
    </style:style>
    <style:style style:name="T15" style:family="text">
      <style:text-properties fo:color="#000000" loext:opacity="100%" style:font-name="Liberation Serif" officeooo:rsid="0118af2a" fo:background-color="transparent" loext:char-shading-value="0"/>
    </style:style>
    <style:style style:name="T16" style:family="text">
      <style:text-properties fo:color="#000000" loext:opacity="100%" style:font-name="Liberation Serif" officeooo:rsid="011a9197" fo:background-color="transparent" loext:char-shading-value="0"/>
    </style:style>
    <style:style style:name="T17" style:family="text">
      <style:text-properties fo:color="#000000" loext:opacity="100%" style:font-name="Liberation Serif" officeooo:rsid="00b991f0" fo:background-color="transparent" loext:char-shading-value="0" style:font-weight-asian="normal" style:font-weight-complex="normal"/>
    </style:style>
    <style:style style:name="T18" style:family="text">
      <style:text-properties fo:color="#000000" loext:opacity="100%" style:font-name="Liberation Serif" officeooo:rsid="011c48ab" fo:background-color="transparent" loext:char-shading-value="0"/>
    </style:style>
    <style:style style:name="T19" style:family="text">
      <style:text-properties fo:color="#000000" loext:opacity="100%" style:font-name="Liberation Serif" officeooo:rsid="011c51c4" fo:background-color="transparent" loext:char-shading-value="0"/>
    </style:style>
    <style:style style:name="T20" style:family="text">
      <style:text-properties fo:color="#000000" loext:opacity="100%" style:font-name="Liberation Serif" officeooo:rsid="011cdad3" fo:background-color="transparent" loext:char-shading-value="0"/>
    </style:style>
    <style:style style:name="T21" style:family="text">
      <style:text-properties fo:color="#000000" loext:opacity="100%" style:font-name="Liberation Serif" officeooo:rsid="011ec30a" fo:background-color="transparent" loext:char-shading-value="0"/>
    </style:style>
    <style:style style:name="T22" style:family="text">
      <style:text-properties fo:color="#000000" loext:opacity="100%" style:font-name="Liberation Serif" officeooo:rsid="011ec42f" fo:background-color="transparent" loext:char-shading-value="0"/>
    </style:style>
    <style:style style:name="T23" style:family="text">
      <style:text-properties fo:color="#000000" loext:opacity="100%" style:font-name="Liberation Serif" officeooo:rsid="011fcb61" fo:background-color="transparent" loext:char-shading-value="0"/>
    </style:style>
    <style:style style:name="T24" style:family="text">
      <style:text-properties fo:color="#000000" loext:opacity="100%" style:font-name="Liberation Serif" officeooo:rsid="0120ba48" fo:background-color="transparent" loext:char-shading-value="0"/>
    </style:style>
    <style:style style:name="T25" style:family="text">
      <style:text-properties fo:color="#000000" loext:opacity="100%" style:font-name="Liberation Serif" officeooo:rsid="0121c083" fo:background-color="transparent" loext:char-shading-value="0"/>
    </style:style>
    <style:style style:name="T26" style:family="text">
      <style:text-properties fo:color="#000000" loext:opacity="100%" style:font-name="Liberation Serif" officeooo:rsid="0123b462" fo:background-color="transparent" loext:char-shading-value="0"/>
    </style:style>
    <style:style style:name="T27" style:family="text">
      <style:text-properties fo:color="#000000" loext:opacity="100%" style:font-name="Liberation Serif" officeooo:rsid="0124982e" fo:background-color="transparent" loext:char-shading-value="0"/>
    </style:style>
    <style:style style:name="T28" style:family="text">
      <style:text-properties fo:color="#000000" loext:opacity="100%" style:font-name="Liberation Serif" fo:font-weight="normal" officeooo:rsid="00b991f0" fo:background-color="transparent" loext:char-shading-value="0" style:font-weight-asian="normal" style:font-weight-complex="normal"/>
    </style:style>
    <style:style style:name="T29" style:family="text">
      <style:text-properties fo:color="#000000" loext:opacity="100%" style:font-name="Liberation Serif" fo:font-weight="normal" officeooo:rsid="011a9197" fo:background-color="transparent" loext:char-shading-value="0" style:font-weight-asian="normal" style:font-weight-complex="normal"/>
    </style:style>
    <style:style style:name="T30" style:family="text">
      <style:text-properties fo:color="#000000" loext:opacity="100%" style:font-name="Liberation Serif" fo:font-weight="normal" officeooo:rsid="011c48ab" fo:background-color="transparent" loext:char-shading-value="0" style:font-weight-asian="normal" style:font-weight-complex="normal"/>
    </style:style>
    <style:style style:name="T31" style:family="text">
      <style:text-properties fo:color="#000000" loext:opacity="100%" style:font-name="Liberation Serif" fo:font-weight="normal" officeooo:rsid="011cdad3" fo:background-color="transparent" loext:char-shading-value="0" style:font-weight-asian="normal" style:font-weight-complex="normal"/>
    </style:style>
    <style:style style:name="T32" style:family="text">
      <style:text-properties fo:font-size="12pt" fo:language="ru" fo:country="RU" style:font-name-asian="Times New Roman" style:font-size-asian="12pt" style:font-name-complex="Times New Roman"/>
    </style:style>
    <style:style style:name="T33" style:family="text">
      <style:text-properties fo:font-size="12pt" style:font-name-asian="Times New Roman" style:font-size-asian="12pt" style:font-name-complex="Times New Roman"/>
    </style:style>
    <style:style style:name="T34" style:family="text">
      <style:text-properties fo:font-size="14pt" fo:language="ru" fo:country="RU" style:font-name-asian="Times New Roman" style:font-size-asian="14pt" style:font-name-complex="Times New Roman" style:font-size-complex="14pt" style:font-weight-complex="bold"/>
    </style:style>
    <style:style style:name="T35" style:family="text">
      <style:text-properties fo:font-size="14pt" fo:language="ru" fo:country="RU" officeooo:rsid="0072a047" style:font-name-asian="Times New Roman" style:font-size-asian="14pt" style:font-name-complex="Times New Roman" style:font-size-complex="14pt" style:font-weight-complex="bold"/>
    </style:style>
    <style:style style:name="T36" style:family="text">
      <style:text-properties fo:font-size="14pt" fo:language="ru" fo:country="RU" officeooo:rsid="0019e290" style:font-name-asian="Times New Roman" style:font-size-asian="14pt" style:font-name-complex="Times New Roman" style:font-size-complex="14pt" style:font-weight-complex="bold"/>
    </style:style>
    <style:style style:name="T37" style:family="text">
      <style:text-properties fo:font-size="14pt" fo:language="ru" fo:country="RU" officeooo:rsid="00a67a27" style:font-name-asian="Times New Roman" style:font-size-asian="14pt" style:font-name-complex="Times New Roman" style:font-size-complex="14pt" style:font-weight-complex="bold"/>
    </style:style>
    <style:style style:name="T38" style:family="text">
      <style:text-properties fo:font-size="14pt" fo:language="ru" fo:country="RU" fo:font-style="italic" style:font-name-asian="Times New Roman" style:font-size-asian="14pt" style:font-style-asian="italic" style:font-name-complex="Times New Roman"/>
    </style:style>
    <style:style style:name="T39" style:family="text">
      <style:text-properties fo:font-size="14pt" fo:language="ru" fo:country="RU" fo:font-style="italic" officeooo:rsid="0019e290" style:font-name-asian="Times New Roman" style:font-size-asian="14pt" style:font-style-asian="italic" style:font-name-complex="Times New Roman"/>
    </style:style>
    <style:style style:name="T40" style:family="text">
      <style:text-properties fo:font-size="14pt" fo:language="ru" fo:country="RU" fo:font-style="italic" officeooo:rsid="0072a047" style:font-name-asian="Times New Roman" style:font-size-asian="14pt" style:font-style-asian="italic" style:font-name-complex="Times New Roman"/>
    </style:style>
    <style:style style:name="T41" style:family="text">
      <style:text-properties fo:font-size="14pt" fo:language="ru" fo:country="RU" fo:font-style="italic" officeooo:rsid="002362e6" style:font-name-asian="Times New Roman" style:font-size-asian="14pt" style:font-style-asian="italic" style:font-name-complex="Times New Roman"/>
    </style:style>
    <style:style style:name="T42" style:family="text">
      <style:text-properties style:font-name="Liberation Serif" fo:background-color="transparent" loext:char-shading-value="0"/>
    </style:style>
    <style:style style:name="T43" style:family="text">
      <style:text-properties style:font-name="Liberation Serif" officeooo:rsid="00907a36" fo:background-color="transparent" loext:char-shading-value="0"/>
    </style:style>
    <style:style style:name="T44" style:family="text">
      <style:text-properties style:font-name="Liberation Serif" officeooo:rsid="00a67a27" fo:background-color="transparent" loext:char-shading-value="0"/>
    </style:style>
    <style:style style:name="T45" style:family="text">
      <style:text-properties style:font-name="Liberation Serif" officeooo:rsid="00f15b01" fo:background-color="transparent" loext:char-shading-value="0"/>
    </style:style>
    <style:style style:name="T46" style:family="text">
      <style:text-properties style:font-name="Liberation Serif" officeooo:rsid="00f89085" fo:background-color="transparent" loext:char-shading-value="0"/>
    </style:style>
    <style:style style:name="T47" style:family="text">
      <style:text-properties style:font-name="Liberation Serif" officeooo:rsid="014a09c7" fo:background-color="transparent" loext:char-shading-value="0"/>
    </style:style>
    <style:style style:name="T48" style:family="text">
      <style:text-properties style:font-name="Liberation Serif" officeooo:rsid="00f304ff" fo:background-color="transparent" loext:char-shading-value="0"/>
    </style:style>
    <style:style style:name="T49" style:family="text">
      <style:text-properties officeooo:rsid="0077cffe"/>
    </style:style>
    <style:style style:name="T50" style:family="text">
      <style:text-properties officeooo:rsid="0092f2af"/>
    </style:style>
    <style:style style:name="T51" style:family="text">
      <style:text-properties fo:color="#569cd6" loext:opacity="100%"/>
    </style:style>
    <style:style style:name="T52" style:family="text">
      <style:text-properties fo:color="#569cd6" loext:opacity="100%" fo:font-weight="normal" officeooo:rsid="00b991f0" style:font-weight-asian="normal" style:font-weight-complex="normal"/>
    </style:style>
    <style:style style:name="T53" style:family="text">
      <style:text-properties fo:color="#569cd6" loext:opacity="100%" officeooo:rsid="009d13f7" style:font-weight-asian="normal" style:font-weight-complex="normal"/>
    </style:style>
    <style:style style:name="T54" style:family="text">
      <style:text-properties fo:color="#569cd6" loext:opacity="100%" officeooo:rsid="00b991f0"/>
    </style:style>
    <style:style style:name="T55" style:family="text">
      <style:text-properties fo:color="#d4d4d4" loext:opacity="100%"/>
    </style:style>
    <style:style style:name="T56" style:family="text">
      <style:text-properties fo:color="#d4d4d4" loext:opacity="100%" fo:font-weight="normal" officeooo:rsid="00b991f0" style:font-weight-asian="normal" style:font-weight-complex="normal"/>
    </style:style>
    <style:style style:name="T57" style:family="text">
      <style:text-properties fo:color="#4ec9b0" loext:opacity="100%"/>
    </style:style>
    <style:style style:name="T58" style:family="text">
      <style:text-properties fo:color="#4ec9b0" loext:opacity="100%" fo:font-weight="normal" officeooo:rsid="00b991f0" style:font-weight-asian="normal" style:font-weight-complex="normal"/>
    </style:style>
    <style:style style:name="T59" style:family="text">
      <style:text-properties fo:color="#4ec9b0" loext:opacity="100%" officeooo:rsid="009d13f7" style:font-weight-asian="normal" style:font-weight-complex="normal"/>
    </style:style>
    <style:style style:name="T60" style:family="text">
      <style:text-properties fo:color="#4ec9b0" loext:opacity="100%" officeooo:rsid="00b991f0"/>
    </style:style>
    <style:style style:name="T61" style:family="text">
      <style:text-properties fo:color="#9cdcfe" loext:opacity="100%"/>
    </style:style>
    <style:style style:name="T62" style:family="text">
      <style:text-properties fo:color="#9cdcfe" loext:opacity="100%" fo:font-weight="normal" officeooo:rsid="00b991f0" style:font-weight-asian="normal" style:font-weight-complex="normal"/>
    </style:style>
    <style:style style:name="T63" style:family="text">
      <style:text-properties fo:color="#9cdcfe" loext:opacity="100%" officeooo:rsid="00b991f0"/>
    </style:style>
    <style:style style:name="T64" style:family="text">
      <style:text-properties officeooo:rsid="009de4e1"/>
    </style:style>
    <style:style style:name="T65" style:family="text">
      <style:text-properties fo:color="#dcdcaa" loext:opacity="100%"/>
    </style:style>
    <style:style style:name="T66" style:family="text">
      <style:text-properties fo:color="#dcdcaa" loext:opacity="100%" fo:font-weight="normal" officeooo:rsid="00b991f0" style:font-weight-asian="normal" style:font-weight-complex="normal"/>
    </style:style>
    <style:style style:name="T67" style:family="text">
      <style:text-properties fo:color="#dcdcaa" loext:opacity="100%" officeooo:rsid="00b991f0"/>
    </style:style>
    <style:style style:name="T68" style:family="text">
      <style:text-properties officeooo:rsid="009d13f7" style:font-weight-asian="normal" style:font-weight-complex="normal"/>
    </style:style>
    <style:style style:name="T69" style:family="text">
      <style:text-properties officeooo:rsid="01102822" style:font-weight-asian="normal" style:font-weight-complex="normal"/>
    </style:style>
    <style:style style:name="T70" style:family="text">
      <style:text-properties officeooo:rsid="008c1150"/>
    </style:style>
    <style:style style:name="T71" style:family="text">
      <style:text-properties officeooo:rsid="00dcd559"/>
    </style:style>
    <style:style style:name="T72" style:family="text">
      <style:text-properties officeooo:rsid="00e56269"/>
    </style:style>
    <style:style style:name="T73" style:family="text">
      <style:text-properties officeooo:rsid="00f15b01"/>
    </style:style>
    <style:style style:name="T74" style:family="text">
      <style:text-properties officeooo:rsid="00f55c52"/>
    </style:style>
    <style:style style:name="T75" style:family="text">
      <style:text-properties officeooo:rsid="00fb02e9"/>
    </style:style>
    <style:style style:name="T76" style:family="text">
      <style:text-properties officeooo:rsid="0103b806"/>
    </style:style>
    <style:style style:name="T77" style:family="text">
      <style:text-properties officeooo:rsid="010b5831"/>
    </style:style>
    <style:style style:name="T78" style:family="text">
      <style:text-properties officeooo:rsid="010cf7ec"/>
    </style:style>
    <style:style style:name="T79" style:family="text">
      <style:text-properties officeooo:rsid="010fa4ec"/>
    </style:style>
    <style:style style:name="T80" style:family="text">
      <style:text-properties officeooo:rsid="01102822"/>
    </style:style>
    <style:style style:name="T81" style:family="text">
      <style:text-properties officeooo:rsid="0117204f"/>
    </style:style>
    <style:style style:name="T82" style:family="text">
      <style:text-properties officeooo:rsid="00b991f0"/>
    </style:style>
    <style:style style:name="T83" style:family="text">
      <style:text-properties officeooo:rsid="0124982e"/>
    </style:style>
    <style:style style:name="T84" style:family="text">
      <style:text-properties officeooo:rsid="0125962e"/>
    </style:style>
    <style:style style:name="T85" style:family="text">
      <style:text-properties officeooo:rsid="01261054"/>
    </style:style>
    <style:style style:name="T86" style:family="text">
      <style:text-properties officeooo:rsid="0127017c"/>
    </style:style>
    <style:style style:name="T87" style:family="text">
      <style:text-properties officeooo:rsid="01019ffc"/>
    </style:style>
    <style:style style:name="T88" style:family="text">
      <style:text-properties officeooo:rsid="012d30aa"/>
    </style:style>
    <style:style style:name="T89" style:family="text">
      <style:text-properties officeooo:rsid="012ee428"/>
    </style:style>
    <style:style style:name="T90" style:family="text">
      <style:text-properties officeooo:rsid="013168b6"/>
    </style:style>
    <style:style style:name="T91" style:family="text">
      <style:text-properties officeooo:rsid="01334067"/>
    </style:style>
    <style:style style:name="T92" style:family="text">
      <style:text-properties officeooo:rsid="0133e092"/>
    </style:style>
    <style:style style:name="T93" style:family="text">
      <style:text-properties officeooo:rsid="013533db"/>
    </style:style>
    <style:style style:name="T94" style:family="text">
      <style:text-properties officeooo:rsid="01365c4d"/>
    </style:style>
    <style:style style:name="T95" style:family="text">
      <style:text-properties officeooo:rsid="01371ab6"/>
    </style:style>
    <style:style style:name="T96" style:family="text">
      <style:text-properties officeooo:rsid="01383127"/>
    </style:style>
    <style:style style:name="T97" style:family="text">
      <style:text-properties officeooo:rsid="0138bf05"/>
    </style:style>
    <style:style style:name="T98" style:family="text">
      <style:text-properties officeooo:rsid="013a8f10"/>
    </style:style>
    <style:style style:name="T99" style:family="text">
      <style:text-properties officeooo:rsid="013c02d0"/>
    </style:style>
    <style:style style:name="T100" style:family="text">
      <style:text-properties officeooo:rsid="013c1e36"/>
    </style:style>
    <style:style style:name="T101" style:family="text">
      <style:text-properties officeooo:rsid="013d632b"/>
    </style:style>
    <style:style style:name="T102" style:family="text">
      <style:text-properties officeooo:rsid="014533f2"/>
    </style:style>
    <style:style style:name="T103" style:family="text">
      <style:text-properties officeooo:rsid="01474f9b"/>
    </style:style>
    <style:style style:name="T104" style:family="text">
      <style:text-properties officeooo:rsid="01484df1"/>
    </style:style>
    <style:style style:name="T105" style:family="text">
      <style:text-properties officeooo:rsid="0148b798"/>
    </style:style>
    <style:style style:name="T106" style:family="text">
      <style:text-properties officeooo:rsid="01490a0f"/>
    </style:style>
    <style:style style:name="T107" style:family="text">
      <style:text-properties officeooo:rsid="014a09c7"/>
    </style:style>
    <style:style style:name="T108" style:family="text">
      <style:text-properties officeooo:rsid="014ae75c"/>
    </style:style>
    <style:style style:name="T109" style:family="text">
      <style:text-properties officeooo:rsid="014b8190"/>
    </style:style>
    <style:style style:name="T110" style:family="text">
      <style:text-properties officeooo:rsid="014e2445"/>
    </style:style>
    <style:style style:name="T111" style:family="text"/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5"><draw:frame draw:style-name="fr1" draw:name="Рисунок 1" text:anchor-type="char" svg:x="-0.039cm" svg:y="0.582cm" svg:width="2.037cm" svg:height="2.302cm" draw:z-index="0"><draw:image xlink:href="Pictures/10000000000000B0000000C7F9DB20AA7D301026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68">Министерство науки и высшего образования Российской Федерации</text:p>
            <text:p text:style-name="P68">Федеральное государственное бюджетное образовательное учреждение </text:p>
            <text:p text:style-name="P68">высшего образования</text:p>
            <text:p text:style-name="P69">«Московский государственный технический университет</text:p>
            <text:p text:style-name="P69">имени Н.Э. Баумана</text:p>
            <text:p text:style-name="P68">(национальный исследовательский университет)»</text:p>
            <text:p text:style-name="P68">(МГТУ им. Н.Э. Баумана)</text:p>
          </table:table-cell>
        </table:table-row>
      </table:table>
      <text:p text:style-name="P72"/>
      <text:p text:style-name="P18"/>
      <text:p text:style-name="P73"><text:span text:style-name="T32">ФАКУЛЬТЕТ <text:tab/></text:span><text:span text:style-name="T33">Информатика и системы управления</text:span></text:p>
      <text:p text:style-name="P70"/>
      <text:p text:style-name="P70">КАФЕДРА <text:tab/><text:tab/>Программное обеспечение ЭВМ и информационные технологии</text:p>
      <text:p text:style-name="P71"/>
      <text:p text:style-name="P19"/>
      <text:p text:style-name="P19"/>
      <text:p text:style-name="P74"><text:span text:style-name="T9">ОТЧЕТ ПО </text:span><text:span text:style-name="T10">ЛАБОРАТОРНОЙ РАБОТЕ №</text:span><text:span text:style-name="T12">3</text:span><text:span text:style-name="T10"> «</text:span><text:span text:style-name="T11">ОБРАБОТКА РАЗРЕЖЕННЫХ МАТРИЦ</text:span><text:span text:style-name="T10">»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73"><text:span text:style-name="T34">Студент<text:tab/><text:tab/><text:tab/></text:span><text:span text:style-name="T35">Тузов Даниил Александрович</text:span></text:p>
      <text:p text:style-name="P21"/>
      <text:p text:style-name="P73"><text:span text:style-name="T34">Группа<text:tab/><text:tab/><text:tab/>ИУ7 – </text:span><text:span text:style-name="T36">3</text:span><text:span text:style-name="T37">2</text:span><text:span text:style-name="T34">Б </text:span></text:p>
      <text:p text:style-name="P19"/>
      <text:p text:style-name="P22">Преподаватель<text:tab/><text:tab/><text:span text:style-name="T50">Барышникова Марина Юрьевна</text:span></text:p>
      <text:p text:style-name="P22"><text:tab/><text:tab/><text:tab/><text:tab/><text:span text:style-name="T50">Силантьева Александра Васильевна</text:span></text:p>
      <text:p text:style-name="P20"/>
      <text:p text:style-name="P20"/>
      <text:p text:style-name="P20"/>
      <text:p text:style-name="P20"/>
      <text:p text:style-name="P19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7"/>
      <text:p text:style-name="P75"/>
      <text:p text:style-name="P74"><text:span text:style-name="T38">20</text:span><text:span text:style-name="T39">2</text:span><text:span text:style-name="T40">3</text:span><text:span text:style-name="T38"> <text:s text:c="4"/></text:span><text:span text:style-name="T41">г.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9"><text:soft-page-break/>Оглавление</text:p>
          </text:index-title>
          <text:p text:style-name="P3"><text:a xlink:type="simple" xlink:href="#__RefHeading___Toc1493_1224043242" text:style-name="Index_20_Link" text:visited-style-name="Index_20_Link"><text:span text:style-name="T42">Описание условия задачи<text:tab/>3</text:span></text:a></text:p>
          <text:p text:style-name="P3"><text:a xlink:type="simple" xlink:href="#__RefHeading___Toc1495_1224043242" text:style-name="Index_20_Link" text:visited-style-name="Index_20_Link"><text:span text:style-name="T42">Описание технического задания<text:tab/>3</text:span></text:a></text:p>
          <text:p text:style-name="P3"><text:a xlink:type="simple" xlink:href="#__RefHeading___Toc1497_1224043242" text:style-name="Index_20_Link" text:visited-style-name="Index_20_Link"><text:span text:style-name="T42">Описание структур данных<text:tab/></text:span></text:a><text:span text:style-name="T43">4</text:span></text:p>
          <text:p text:style-name="P3"><text:a xlink:type="simple" xlink:href="#__RefHeading___Toc1499_1224043242" text:style-name="Index_20_Link" text:visited-style-name="Index_20_Link"><text:span text:style-name="T42">Описание алгоритма<text:tab/></text:span></text:a><text:span text:style-name="T47">5</text:span></text:p>
          <text:p text:style-name="P76">Описание функций…...…………………………………………………………………………..<text:span text:style-name="T107">5</text:span></text:p>
          <text:p text:style-name="P77"><text:a xlink:type="simple" xlink:href="#__RefHeading___Toc1501_1224043242" text:style-name="Index_20_Link" text:visited-style-name="Index_20_Link">Набор тестов<text:tab/></text:a><text:span text:style-name="T107">7</text:span></text:p>
          <text:p text:style-name="P76">ЗАМЕРЫ ВРЕМЕни работы………………………………………………………………………..<text:span text:style-name="T107">9</text:span></text:p>
          <text:p text:style-name="P78">Оценка эффективности <text:span text:style-name="T108">ВРЕМЕНИ ВЫПОЛНЕНИЯ...</text:span>…………………………………<text:span text:style-name="T73">1</text:span><text:span text:style-name="T107">0</text:span></text:p>
          <text:p text:style-name="P5"><text:span text:style-name="T48">ОБЪЕМ ИСПОЛЬЗУЕМОЙ ПАМЯТИ..</text:span><text:span text:style-name="T44">……………………………………………………………</text:span><text:span text:style-name="T45">1</text:span><text:span text:style-name="T47">1</text:span></text:p>
          <text:p text:style-name="P108"><text:span text:style-name="T42">Ответы на контрольные вопросы……………………………………………………….</text:span><text:span text:style-name="T46">1</text:span><text:span text:style-name="T47">1</text:span></text:p>
          <text:p text:style-name="P4"><text:a xlink:type="simple" xlink:href="#__RefHeading___Toc1505_1224043242" text:style-name="Index_20_Link" text:visited-style-name="Index_20_Link"><text:span text:style-name="T42">Вывод…………………………………………………………………………………………………</text:span></text:a><text:span text:style-name="T42">..</text:span><text:span text:style-name="T46">1</text:span><text:span text:style-name="T47">2</text:span></text:p>
        </text:index-body>
      </text:table-of-content>
      <text:p text:style-name="P80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h text:style-name="P11" text:outline-level="1"><text:bookmark-start text:name="__RefHeading___Toc1493_1224043242"/><text:soft-page-break/><text:span text:style-name="T76">ОПИСАНИЕ</text:span> УСЛОВИЯ ЗАДАЧИ<text:bookmark-end text:name="__RefHeading___Toc1493_1224043242"/></text:h>
      <text:p text:style-name="P85"><text:span text:style-name="T77">Р</text:span>еализация алгоритмов обработки разреженных матриц,</text:p>
      <text:p text:style-name="P85">сравнение эффективности применения этих алгоритмов со стандартными</text:p>
      <text:p text:style-name="P85">алгоритмами обработки матриц при различном размере матриц и степени</text:p>
      <text:p text:style-name="P85">их разреженности.</text:p>
      <text:p text:style-name="P84">Разреженная (содержащая много нулей) матрица хранится в форме 3-х объектов:</text:p>
      <text:p text:style-name="P84">- вектор A содержит значения ненулевых элементов;</text:p>
      <text:p text:style-name="P84">- вектор JA содержит номера столбцов для элементов вектора A;</text:p>
      <text:p text:style-name="P84">- вектор IA, в элементе Nk которого находится номер компонент</text:p>
      <text:p text:style-name="P84">в A и JA, с которых начинается описание строки Nk матрицы A.</text:p>
      <text:p text:style-name="P84">1. Смоделировать операцию сложения двух матриц, хранящихся в этой форме,</text:p>
      <text:p text:style-name="P84">с получением результата в той же форме.</text:p>
      <text:p text:style-name="P84">2. Произвести операцию сложения, применяя стандартный алгоритм работы с</text:p>
      <text:p text:style-name="P84">матрицами.</text:p>
      <text:p text:style-name="P84">3. Сравнить время выполнения операций и объем памяти при использовании</text:p>
      <text:p text:style-name="P84">этих 2-х алгоритмов при различном проценте заполнения матриц.</text:p>
      <text:p text:style-name="P83"/>
      <text:h text:style-name="P12" text:outline-level="1"><text:bookmark-start text:name="__RefHeading___Toc1495_1224043242"/>ОПИСАНИЕ ТЕХНИЧЕСКОГО ЗАДАНИЯ<text:bookmark-end text:name="__RefHeading___Toc1495_1224043242"/></text:h>
      <text:list xml:id="list2426090967" text:style-name="L1">
        <text:list-header>
          <text:p text:style-name="P114">Входные данные:</text:p>
          <text:p text:style-name="P116">Сначала пользователь выбирает <text:span text:style-name="T78">как вводить матрицу: координатно или полностью. Затем пользователю предлагается выбрать файл, из которого считывать матрицу. Если пользователь хочет ввести матрицу сам, то для этого ему необходимо ввести в консоль «stdin»</text:span></text:p>
          <text:p text:style-name="P117"/>
          <text:p text:style-name="P115">Выходные данные:</text:p>
          <text:p text:style-name="P118">В консоль выводится время сложения матриц и время сложения векторов, а также сама матрица и сам вектор</text:p>
        </text:list-header>
      </text:list>
      <text:p text:style-name="P86"/>
      <text:list xml:id="list143548897593405" text:continue-numbering="true" text:style-name="L1">
        <text:list-header>
          <text:p text:style-name="P115"><text:span text:style-name="T49">Описание п</text:span>рограммы:</text:p>
          <text:p text:style-name="P119">Сложение двух матриц различными способами</text:p>
        </text:list-header>
      </text:list>
      <text:p text:style-name="P81"/>
      <text:list xml:id="list143549665110063" text:continue-numbering="true" text:style-name="L1">
        <text:list-header>
          <text:p text:style-name="P122"><text:span text:style-name="T8">Способ о</text:span><text:span text:style-name="T6">бращени</text:span><text:span text:style-name="T8">я</text:span><text:span text:style-name="T6"> к программе:</text:span><text:span text:style-name="T7"> </text:span></text:p>
          <text:p text:style-name="P123"><text:span text:style-name="T2">В</text:span><text:span text:style-name="T1">заимодействие через консоль.</text:span></text:p>
        </text:list-header>
      </text:list>
      <text:p text:style-name="P82"><text:soft-page-break/></text:p>
      <text:list xml:id="list143548754000628" text:continue-numbering="true" text:style-name="L1">
        <text:list-header>
          <text:p text:style-name="P126"><text:span text:style-name="T2">А</text:span><text:span text:style-name="T1">варийные ситуации:</text:span></text:p>
        </text:list-header>
        <text:list-item>
          <text:p text:style-name="P120">Любой некорректный ввод данных в программе<text:line-break/>Код ошибки — 1</text:p>
        </text:list-item>
        <text:list-item>
          <text:p text:style-name="P120">Ошибка при <text:span text:style-name="T79">работе с файлом</text:span><text:line-break/>Код ошибки — 2 </text:p>
        </text:list-item>
        <text:list-item>
          <text:p text:style-name="P120">Ошибка <text:span text:style-name="T79">сложения матриц разных размеров</text:span><text:line-break/>Код ошибки — 3</text:p>
        </text:list-item>
        <text:list-item>
          <text:p text:style-name="P120">Ошибка <text:span text:style-name="T79">переполнения матриц (матрицы размером до 5000)</text:span><text:line-break/>Код ошибки — 4</text:p>
        </text:list-item>
        <text:list-item>
          <text:p text:style-name="P120">Ошибка <text:span text:style-name="T79">работы с памятью</text:span><text:line-break/>Код ошибки — 5 </text:p>
          <text:p text:style-name="P120"/>
        </text:list-item>
      </text:list>
      <text:h text:style-name="P16" text:outline-level="1"><text:bookmark-start text:name="__RefHeading___Toc1497_1224043242"/>ОПИСАНИЕ СТРУКТУР ДАННЫХ<text:bookmark-end text:name="__RefHeading___Toc1497_1224043242"/></text:h>
      <text:p text:style-name="P56">Обычная матрица представлена в виде двумерного массива</text:p>
      <text:p text:style-name="P128"><text:span text:style-name="T51">int</text:span> **mat_<text:span text:style-name="T110">a</text:span></text:p>
      <text:p text:style-name="P127"/>
      <text:p text:style-name="P55"><text:span text:style-name="T64">Структурный тип для</text:span> <text:span text:style-name="T80">вектора</text:span></text:p>
      <text:p text:style-name="P29"><text:span text:style-name="T80">num_row</text:span> – <text:span text:style-name="T80">количество строк в матрице</text:span></text:p>
      <text:p text:style-name="P29"><text:span text:style-name="T80">num_col</text:span> – <text:span text:style-name="T80">количество столбцов в матрице</text:span></text:p>
      <text:p text:style-name="P63"><text:span text:style-name="T68">f</text:span><text:span text:style-name="T69">num_elems</text:span><text:span text:style-name="T68"> – </text:span><text:span text:style-name="T69">количество ненулевых элементов в матрице</text:span></text:p>
      <text:p text:style-name="P63"><text:span text:style-name="T4">A </text:span><text:span text:style-name="T5">–</text:span><text:span text:style-name="T3"> вектор <text:s/>содержит значения ненулевых элементов <text:line-break/></text:span><text:span text:style-name="T4">JA </text:span><text:span text:style-name="T5">–</text:span><text:span text:style-name="T3"> вектор содержит номера столбцов для элементов вектора A</text:span></text:p>
      <text:p text:style-name="P63"><text:span text:style-name="T4">IA </text:span><text:span text:style-name="T5">–</text:span><text:span text:style-name="T3"> вектор, в элементе Nk которого находится номер компонент</text:span></text:p>
      <text:p text:style-name="P95"><text:span text:style-name="T53">typedef</text:span><text:span text:style-name="T68"> </text:span><text:span text:style-name="T53">struct</text:span><text:span text:style-name="T68"> </text:span><text:span text:style-name="T59">matrix_vec</text:span><text:span text:style-name="T68"> {</text:span></text:p>
      <text:p text:style-name="P94"><text:span text:style-name="T51">size_t</text:span> num_row;</text:p>
      <text:p text:style-name="P94"><text:span text:style-name="T51">size_t</text:span> num_col;</text:p>
      <text:p text:style-name="P94"><text:span text:style-name="T51">size_t</text:span> num_elems; </text:p>
      <text:p text:style-name="P94"><text:span text:style-name="T51">int</text:span> *A;</text:p>
      <text:p text:style-name="P94"><text:span text:style-name="T51">int</text:span> *JA;</text:p>
      <text:p text:style-name="P94"><text:span text:style-name="T51">int</text:span> *IA;</text:p>
      <text:p text:style-name="P94">} <text:span text:style-name="T57">matrix_vec_t</text:span>;</text:p>
      <text:p text:style-name="P62"><text:line-break/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h text:style-name="P17" text:outline-level="1"><text:bookmark-start text:name="__RefHeading___Toc1499_1224043242"/><text:soft-page-break/>ОПИСАНИЕ АЛГОРИТМА<text:bookmark-end text:name="__RefHeading___Toc1499_1224043242"/></text:h>
      <text:list xml:id="list3114834758" text:style-name="L2">
        <text:list-item>
          <text:p text:style-name="P121">Пользователю предлагается ввести матрицу одним из двух способов: ввести полную матрицу или ввести матрицу координатно</text:p>
        </text:list-item>
        <text:list-item>
          <text:p text:style-name="P121">В зависимости от выбора пользователя выбирается соответствующая функция для чтения матрицы</text:p>
        </text:list-item>
        <text:list-item>
          <text:p text:style-name="P121">По полученной матрице строится вектор</text:p>
        </text:list-item>
        <text:list-item>
          <text:p text:style-name="P121">Аналогично вводится вторая матрица и составляется второй вектор</text:p>
        </text:list-item>
        <text:list-item>
          <text:p text:style-name="P121">Программа проверяет, что матрицы одного размера и их можно сложить</text:p>
        </text:list-item>
        <text:list-item>
          <text:p text:style-name="P121">Сначала складываются матрицы</text:p>
        </text:list-item>
        <text:list-item>
          <text:p text:style-name="P121">Потом складываются вектора</text:p>
        </text:list-item>
        <text:list-item>
          <text:p text:style-name="P121">Программа выводи<text:span text:style-name="T81">т результат пользователю</text:span></text:p>
        </text:list-item>
      </text:list>
      <text:p text:style-name="P87"/>
      <text:h text:style-name="P8" text:outline-level="1">ОПИСАНИЕ ФУНКЦИЙ</text:h>
      <text:h text:style-name="P8" text:outline-level="1"/>
      <text:p text:style-name="P96"><text:span text:style-name="T54">int</text:span><text:span text:style-name="T82"> </text:span><text:span text:style-name="T67">check_file</text:span><text:span text:style-name="T82">(FILE **</text:span><text:span text:style-name="T63">f</text:span><text:span text:style-name="T82">, </text:span><text:span text:style-name="T54">char</text:span><text:span text:style-name="T82"> *</text:span><text:span text:style-name="T63">mods</text:span><text:span text:style-name="T82">);</text:span><text:span text:style-name="T14"> – </text:span><text:span text:style-name="T15">функция проверяет файл f и открывает его с параметрами mods. </text:span><text:span text:style-name="T18">Возвращает код ошибки</text:span></text:p>
      <text:p text:style-name="P97"><text:span text:style-name="T54">void</text:span><text:span text:style-name="T82"> </text:span><text:span text:style-name="T67">description</text:span><text:span text:style-name="T82">();</text:span><text:span text:style-name="T14"> – </text:span><text:span text:style-name="T15">функция выводит описание работы программы</text:span></text:p>
      <text:p text:style-name="P96"><text:span text:style-name="T54">int</text:span><text:span text:style-name="T82"> </text:span><text:span text:style-name="T67">read_matrix</text:span><text:span text:style-name="T82">(FILE **</text:span><text:span text:style-name="T63">f</text:span><text:span text:style-name="T82">, </text:span><text:span text:style-name="T60">reader_t</text:span><text:span text:style-name="T82"> </text:span><text:span text:style-name="T63">reader</text:span><text:span text:style-name="T82">, </text:span><text:span text:style-name="T54">int</text:span><text:span text:style-name="T82"> ***</text:span><text:span text:style-name="T63">mat</text:span><text:span text:style-name="T82">, </text:span><text:span text:style-name="T54">size_t</text:span><text:span text:style-name="T82"> *</text:span><text:span text:style-name="T63">n</text:span><text:span text:style-name="T82">, </text:span><text:span text:style-name="T54">size_t</text:span><text:span text:style-name="T82"> *</text:span><text:span text:style-name="T63">m</text:span><text:span text:style-name="T82">, </text:span><text:span text:style-name="T60">matrix_vec_t</text:span><text:span text:style-name="T82"> **</text:span><text:span text:style-name="T63">vec</text:span><text:span text:style-name="T82">);</text:span><text:span text:style-name="T14"> – </text:span><text:span text:style-name="T15">функция читает из файла f функцией reader матрицу mat с рамерами n и m и </text:span><text:span text:style-name="T27">дополнительно составляет</text:span><text:span text:style-name="T15"> </text:span><text:span text:style-name="T27">по ней</text:span><text:span text:style-name="T15"> вектор vec. </text:span><text:span text:style-name="T18">Возвращает код ошибки</text:span></text:p>
      <text:p text:style-name="P111"><text:span text:style-name="T52">int</text:span><text:span text:style-name="T56"> </text:span><text:span text:style-name="T66">input_vector</text:span><text:span text:style-name="T56">(</text:span><text:span text:style-name="T58">matrix_vec_t</text:span><text:span text:style-name="T56"> </text:span><text:span text:style-name="T52">**</text:span><text:span text:style-name="T62">mat_vec</text:span><text:span text:style-name="T56">, </text:span><text:span text:style-name="T52">int</text:span><text:span text:style-name="T56"> </text:span><text:span text:style-name="T52">**</text:span><text:span text:style-name="T62">data</text:span><text:span text:style-name="T56">, </text:span><text:span text:style-name="T52">size_t</text:span><text:span text:style-name="T56"> </text:span><text:span text:style-name="T62">n</text:span><text:span text:style-name="T56">, </text:span><text:span text:style-name="T52">size_t</text:span><text:span text:style-name="T56"> </text:span><text:span text:style-name="T62">m</text:span><text:span text:style-name="T56">);</text:span><text:span text:style-name="T28"> – ф</text:span><text:span text:style-name="T29">ункция составляет вектор mat_vec по матрице data с размерами n и m. </text:span><text:span text:style-name="T30">Возвращает код ошибки</text:span></text:p>
      <text:p text:style-name="P98"><text:span text:style-name="T51">void</text:span> <text:span text:style-name="T65">free_vector</text:span>(<text:span text:style-name="T57">matrix_vec_t</text:span> <text:span text:style-name="T51">*</text:span><text:span text:style-name="T61">mat_vec</text:span>);<text:span text:style-name="T13"> </text:span><text:span text:style-name="T17">–</text:span><text:span text:style-name="T13"> </text:span><text:span text:style-name="T16">функция очищает память по указателю на вектор mat_vec</text:span></text:p>
      <text:p text:style-name="P110"/>
      <text:p text:style-name="P99"><text:span text:style-name="T57">matrix_vec_t</text:span><text:span text:style-name="T51">*</text:span> <text:span text:style-name="T65">sum_mat_vectors</text:span>(<text:span text:style-name="T57">matrix_vec_t</text:span> <text:span text:style-name="T51">*</text:span><text:span text:style-name="T61">mat_a</text:span>, <text:span text:style-name="T57">matrix_vec_t</text:span> <text:span text:style-name="T51">*</text:span><text:span text:style-name="T61">mat_b</text:span>);<text:span text:style-name="T13"> </text:span><text:span text:style-name="T17">–</text:span><text:span text:style-name="T13"> </text:span><text:span text:style-name="T18">функция складывает два вектора mat_a и mat_b и возвращает их сумму</text:span></text:p>
      <text:p text:style-name="P110"/>
      <text:p text:style-name="P100"><text:span text:style-name="T51">void</text:span> <text:span text:style-name="T65">output_vec</text:span>(<text:span text:style-name="T57">FILE</text:span> <text:span text:style-name="T51">*</text:span><text:span text:style-name="T61">f</text:span>, <text:span text:style-name="T57">matrix_vec_t</text:span> <text:span text:style-name="T51">*</text:span><text:span text:style-name="T61">mat_vec</text:span>);<text:span text:style-name="T13"> </text:span><text:span text:style-name="T17">–</text:span><text:span text:style-name="T13"> </text:span><text:span text:style-name="T19">функция выводит в файл f </text:span><text:span text:style-name="T20">матрицу по вектору</text:span><text:span text:style-name="T19"> mat_vec</text:span></text:p>
      <text:p text:style-name="P110"><text:soft-page-break/></text:p>
      <text:p text:style-name="P113"><text:span text:style-name="T51">void</text:span><text:span text:style-name="T55"> </text:span><text:span text:style-name="T65">output_vec_coord</text:span><text:span text:style-name="T55">(</text:span><text:span text:style-name="T57">FILE</text:span><text:span text:style-name="T55"> </text:span><text:span text:style-name="T51">*</text:span><text:span text:style-name="T61">f</text:span><text:span text:style-name="T55">, </text:span><text:span text:style-name="T57">matrix_vec_t</text:span><text:span text:style-name="T55"> </text:span><text:span text:style-name="T51">*</text:span><text:span text:style-name="T61">mat_vec</text:span><text:span text:style-name="T55">); </text:span><text:span text:style-name="T17">–</text:span><text:span text:style-name="T13"> </text:span><text:span text:style-name="T20">функция выводит в файл f координаты ненулевых элементов в матрице по вектору mat_vec</text:span></text:p>
      <text:p text:style-name="P93"/>
      <text:p text:style-name="P112"><text:span text:style-name="T52">int</text:span><text:span text:style-name="T56"> </text:span><text:span text:style-name="T66">input_matrix</text:span><text:span text:style-name="T56">(</text:span><text:span text:style-name="T58">FILE</text:span><text:span text:style-name="T56"> </text:span><text:span text:style-name="T52">*</text:span><text:span text:style-name="T62">f</text:span><text:span text:style-name="T56">, </text:span><text:span text:style-name="T52">int</text:span><text:span text:style-name="T56"> </text:span><text:span text:style-name="T52">***</text:span><text:span text:style-name="T62">data</text:span><text:span text:style-name="T56">, </text:span><text:span text:style-name="T52">size_t</text:span><text:span text:style-name="T56"> </text:span><text:span text:style-name="T52">*</text:span><text:span text:style-name="T62">n</text:span><text:span text:style-name="T56">, </text:span><text:span text:style-name="T52">size_t</text:span><text:span text:style-name="T56"> </text:span><text:span text:style-name="T52">*</text:span><text:span text:style-name="T62">m</text:span><text:span text:style-name="T56">);</text:span><text:span text:style-name="T28"> – </text:span><text:span text:style-name="T31">функция читает из файла f матрицу data с размерами n и m. Возвращает код ошибки</text:span></text:p>
      <text:p text:style-name="P101"><text:span text:style-name="T51">int</text:span> <text:span text:style-name="T65">input_matrix_coord</text:span>(<text:span text:style-name="T57">FILE</text:span> <text:span text:style-name="T51">*</text:span><text:span text:style-name="T61">f</text:span>, <text:span text:style-name="T51">int</text:span> <text:span text:style-name="T51">***</text:span><text:span text:style-name="T61">data</text:span>, <text:span text:style-name="T51">size_t</text:span> <text:span text:style-name="T51">*</text:span><text:span text:style-name="T61">n</text:span>, <text:span text:style-name="T51">size_t</text:span> <text:span text:style-name="T51">*</text:span><text:span text:style-name="T61">m</text:span>);<text:span text:style-name="T13"> </text:span><text:span text:style-name="T17">–</text:span><text:span text:style-name="T13"> </text:span><text:span text:style-name="T21">функция читает из файла f матрицу data, заданную координатно, <text:s/>с размерами n и m</text:span><text:span text:style-name="T22">. Возвращает код ошибки</text:span></text:p>
      <text:p text:style-name="P110"/>
      <text:p text:style-name="P102"><text:span text:style-name="T51">void</text:span> <text:span text:style-name="T65">free_matrix</text:span>(<text:span text:style-name="T51">int</text:span> <text:span text:style-name="T51">**</text:span><text:span text:style-name="T61">data</text:span>, <text:span text:style-name="T51">size_t</text:span> <text:span text:style-name="T61">n</text:span>);<text:span text:style-name="T13"> </text:span><text:span text:style-name="T17">–</text:span><text:span text:style-name="T13"> </text:span><text:span text:style-name="T22">функция очищает память по указателю на матрицу data с количеством строк n</text:span></text:p>
      <text:p text:style-name="P110"/>
      <text:p text:style-name="P103"><text:span text:style-name="T51">int**</text:span> <text:span text:style-name="T65">allocate_matrix</text:span>(<text:span text:style-name="T51">size_t</text:span> <text:span text:style-name="T61">n</text:span>, <text:span text:style-name="T51">size_t</text:span> <text:span text:style-name="T61">m</text:span>);<text:span text:style-name="T13"> </text:span><text:span text:style-name="T17">–</text:span><text:span text:style-name="T13"> </text:span><text:span text:style-name="T23">функция выделяет динамически память под матрицу с размерами n и m </text:span><text:span text:style-name="T24">и возвращает укаазатель на матрицу</text:span></text:p>
      <text:p text:style-name="P110"/>
      <text:p text:style-name="P104"><text:span text:style-name="T51">int**</text:span> <text:span text:style-name="T65">sum_matrix</text:span>(<text:span text:style-name="T51">int</text:span> <text:span text:style-name="T51">**</text:span><text:span text:style-name="T61">mat_a</text:span>, <text:span text:style-name="T51">int</text:span> <text:span text:style-name="T51">**</text:span><text:span text:style-name="T61">mat_b</text:span>, <text:span text:style-name="T51">size_t</text:span> <text:span text:style-name="T61">n</text:span>, <text:span text:style-name="T51">size_t</text:span> <text:span text:style-name="T61">m</text:span>);<text:span text:style-name="T13"> </text:span><text:span text:style-name="T17">––</text:span><text:span text:style-name="T13"> </text:span><text:span text:style-name="T24">функция скадывает две матрицы mat_a и mat_b с размерами n и m и возвращает новую матрицу</text:span></text:p>
      <text:p text:style-name="P110"/>
      <text:p text:style-name="P105"><text:span text:style-name="T51">void</text:span> <text:span text:style-name="T65">print_matrix</text:span>(<text:span text:style-name="T57">FILE</text:span> <text:span text:style-name="T51">*</text:span><text:span text:style-name="T61">f</text:span>, <text:span text:style-name="T51">int</text:span> <text:span text:style-name="T51">**</text:span><text:span text:style-name="T61">data</text:span>, <text:span text:style-name="T51">size_t</text:span> <text:span text:style-name="T61">n</text:span>, <text:span text:style-name="T51">size_t</text:span> <text:span text:style-name="T61">m</text:span>);<text:span text:style-name="T13"> </text:span><text:span text:style-name="T17">–</text:span><text:span text:style-name="T13"> </text:span><text:span text:style-name="T25">функция печатает матрицу data с размерами n и m в файл f</text:span></text:p>
      <text:p text:style-name="P110"/>
      <text:p text:style-name="P106"><text:span text:style-name="T51">void</text:span> <text:span text:style-name="T65">print_matrix_coord</text:span>(<text:span text:style-name="T57">FILE</text:span> <text:span text:style-name="T51">*</text:span><text:span text:style-name="T61">f</text:span>, <text:span text:style-name="T51">int</text:span> <text:span text:style-name="T51">**</text:span><text:span text:style-name="T61">data</text:span>, <text:span text:style-name="T51">size_t</text:span> <text:span text:style-name="T61">n</text:span>, <text:span text:style-name="T51">size_t</text:span> <text:span text:style-name="T61">m</text:span>);<text:span text:style-name="T13"> </text:span><text:span text:style-name="T17">–</text:span><text:span text:style-name="T13"> </text:span><text:span text:style-name="T26">функция печатает координаты ненулевых элементов в матрице data с размерами n и m в файл f</text:span></text:p>
      <text:p text:style-name="P107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h text:style-name="P15" text:outline-level="1"><text:bookmark-start text:name="__RefHeading___Toc1501_1224043242"/><text:soft-page-break/>НАБОР ТЕСТОВ<text:bookmark-end text:name="__RefHeading___Toc1501_1224043242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30">№</text:p>
          </table:table-cell>
          <table:table-cell table:style-name="Таблица2.A1" office:value-type="string">
            <text:p text:style-name="P23"><text:span text:style-name="T70">Описание</text:span> теста</text:p>
          </table:table-cell>
          <table:table-cell table:style-name="Таблица2.A1" office:value-type="string">
            <text:p text:style-name="P24">Ввод пользователя</text:p>
          </table:table-cell>
          <table:table-cell table:style-name="Таблица2.D1" office:value-type="string">
            <text:p text:style-name="P24">Ответ программы</text:p>
          </table:table-cell>
        </table:table-row>
        <table:table-row>
          <table:table-cell table:style-name="Таблица2.A2" office:value-type="string">
            <text:p text:style-name="P31">1</text:p>
          </table:table-cell>
          <table:table-cell table:style-name="Таблица2.A2" office:value-type="string">
            <text:p text:style-name="P26">Выбор способа ввода матрицы</text:p>
          </table:table-cell>
          <table:table-cell table:style-name="Таблица2.A2" office:value-type="string">
            <text:p text:style-name="P24">1</text:p>
          </table:table-cell>
          <table:table-cell table:style-name="Таблица2.D2" office:value-type="string">
            <text:p text:style-name="P26">Ввод полной матрицы </text:p>
          </table:table-cell>
        </table:table-row>
        <table:table-row table:style-name="Таблица2.3">
          <table:table-cell table:style-name="Таблица2.A2" office:value-type="string">
            <text:p text:style-name="P31">2</text:p>
          </table:table-cell>
          <table:table-cell table:style-name="Таблица2.A2" office:value-type="string">
            <text:p text:style-name="P26">Выбор <text:s/>способа ввода матрицы</text:p>
          </table:table-cell>
          <table:table-cell table:style-name="Таблица2.A2" office:value-type="string">
            <text:p text:style-name="P26">2</text:p>
          </table:table-cell>
          <table:table-cell table:style-name="Таблица2.D2" office:value-type="string">
            <text:p text:style-name="P26">Матрица вводится координатно</text:p>
          </table:table-cell>
        </table:table-row>
        <table:table-row table:style-name="Таблица2.3">
          <table:table-cell table:style-name="Таблица2.A2" office:value-type="string">
            <text:p text:style-name="P31">3</text:p>
          </table:table-cell>
          <table:table-cell table:style-name="Таблица2.A2" office:value-type="string">
            <text:p text:style-name="P26">Выбор способа ввода матрицы</text:p>
          </table:table-cell>
          <table:table-cell table:style-name="Таблица2.A2" office:value-type="string">
            <text:p text:style-name="P24"><text:s/><text:span text:style-name="T83">3</text:span></text:p>
          </table:table-cell>
          <table:table-cell table:style-name="Таблица2.D2" office:value-type="string">
            <text:p text:style-name="P24">Ошибка <text:span text:style-name="T83">при выборе способа ввода матрицы</text:span></text:p>
          </table:table-cell>
        </table:table-row>
        <table:table-row table:style-name="Таблица2.3">
          <table:table-cell table:style-name="Таблица2.A2" office:value-type="string">
            <text:p text:style-name="P31">4</text:p>
          </table:table-cell>
          <table:table-cell table:style-name="Таблица2.A2" office:value-type="string">
            <text:p text:style-name="P26">Выбор файла для считывания матрицы</text:p>
          </table:table-cell>
          <table:table-cell table:style-name="Таблица2.A2" office:value-type="string">
            <text:p text:style-name="P26">stdin</text:p>
          </table:table-cell>
          <table:table-cell table:style-name="Таблица2.D2" office:value-type="string">
            <text:p text:style-name="P26">Предложение ввести матрицу</text:p>
          </table:table-cell>
        </table:table-row>
        <table:table-row table:style-name="Таблица2.3">
          <table:table-cell table:style-name="Таблица2.A2" office:value-type="string">
            <text:p text:style-name="P32">5</text:p>
          </table:table-cell>
          <table:table-cell table:style-name="Таблица2.A2" office:value-type="string">
            <text:p text:style-name="P26">Выбор файла для считывания матрицы</text:p>
          </table:table-cell>
          <table:table-cell table:style-name="Таблица2.A2" office:value-type="string">
            <text:p text:style-name="P26">tests/1000_50.txt</text:p>
          </table:table-cell>
          <table:table-cell table:style-name="Таблица2.D2" office:value-type="string">
            <text:p text:style-name="P26">Введена матрица с размерами 1000*1000 и процентом заполненности 50%</text:p>
          </table:table-cell>
        </table:table-row>
        <table:table-row table:style-name="Таблица2.3">
          <table:table-cell table:style-name="Таблица2.A2" office:value-type="string">
            <text:p text:style-name="P33">6</text:p>
          </table:table-cell>
          <table:table-cell table:style-name="Таблица2.A2" office:value-type="string">
            <text:p text:style-name="P26">Выбор файла для считывания матрицы</text:p>
          </table:table-cell>
          <table:table-cell table:style-name="Таблица2.A2" office:value-type="string">
            <text:p text:style-name="P26">Любой некорректный файл</text:p>
          </table:table-cell>
          <table:table-cell table:style-name="Таблица2.D2" office:value-type="string">
            <text:p text:style-name="P26">Ошибка файла</text:p>
          </table:table-cell>
        </table:table-row>
        <table:table-row table:style-name="Таблица2.3">
          <table:table-cell table:style-name="Таблица2.A2" office:value-type="string">
            <text:p text:style-name="P33">7</text:p>
          </table:table-cell>
          <table:table-cell table:style-name="Таблица2.A2" office:value-type="string">
            <text:p text:style-name="P26">Выбор файла для считывания матрицы</text:p>
          </table:table-cell>
          <table:table-cell table:style-name="Таблица2.A2" office:value-type="string">
            <text:p text:style-name="P26">Файл не соответствует структуре выбранного способа ввода</text:p>
          </table:table-cell>
          <table:table-cell table:style-name="Таблица2.D2" office:value-type="string">
            <text:p text:style-name="P26">Ошибка ввода</text:p>
          </table:table-cell>
        </table:table-row>
        <table:table-row table:style-name="Таблица2.3">
          <table:table-cell table:style-name="Таблица2.A2" office:value-type="string">
            <text:p text:style-name="P34">8</text:p>
          </table:table-cell>
          <table:table-cell table:style-name="Таблица2.A2" office:value-type="string">
            <text:p text:style-name="P26">Ввод полной матрицы</text:p>
          </table:table-cell>
          <table:table-cell table:style-name="Таблица2.A2" office:value-type="string">
            <text:p text:style-name="P26">2 2<text:line-break/>1 2<text:line-break/>3 4</text:p>
          </table:table-cell>
          <table:table-cell table:style-name="Таблица2.D2" office:value-type="string">
            <text:p text:style-name="P26">Введена матрица <text:line-break/>1 2<text:line-break/>3 4</text:p>
          </table:table-cell>
        </table:table-row>
        <table:table-row table:style-name="Таблица2.3">
          <table:table-cell table:style-name="Таблица2.A2" office:value-type="string">
            <text:p text:style-name="P35">9</text:p>
          </table:table-cell>
          <table:table-cell table:style-name="Таблица2.A2" office:value-type="string">
            <text:p text:style-name="P26">Ввод полной матрицы</text:p>
          </table:table-cell>
          <table:table-cell table:style-name="Таблица2.A2" office:value-type="string">
            <text:p text:style-name="P26">2 x<text:line-break/>1 2</text:p>
          </table:table-cell>
          <table:table-cell table:style-name="Таблица2.D2" office:value-type="string">
            <text:p text:style-name="P26">Ошибка ввода</text:p>
          </table:table-cell>
        </table:table-row>
        <table:table-row table:style-name="Таблица2.3">
          <table:table-cell table:style-name="Таблица2.A2" office:value-type="string">
            <text:p text:style-name="P36">10 </text:p>
          </table:table-cell>
          <table:table-cell table:style-name="Таблица2.A2" office:value-type="string">
            <text:p text:style-name="P26">Ввод полной матрицы</text:p>
          </table:table-cell>
          <table:table-cell table:style-name="Таблица2.A2" office:value-type="string">
            <text:p text:style-name="P26">2 2<text:line-break/>a 1</text:p>
          </table:table-cell>
          <table:table-cell table:style-name="Таблица2.D2" office:value-type="string">
            <text:p text:style-name="P25">Ошибка <text:span text:style-name="T83">ввода</text:span></text:p>
          </table:table-cell>
        </table:table-row>
        <table:table-row table:style-name="Таблица2.3">
          <table:table-cell table:style-name="Таблица2.A2" office:value-type="string">
            <text:p text:style-name="P36">11</text:p>
          </table:table-cell>
          <table:table-cell table:style-name="Таблица2.A2" office:value-type="string">
            <text:p text:style-name="P26">Сложение матриц</text:p>
          </table:table-cell>
          <table:table-cell table:style-name="Таблица2.A2" office:value-type="string">
            <text:p text:style-name="P26">A: 2 2<text:line-break/>1 1<text:line-break/>1 1<text:line-break/>B: 2 2<text:line-break/><text:soft-page-break/>0 0<text:line-break/>0 0</text:p>
          </table:table-cell>
          <table:table-cell table:style-name="Таблица2.D2" office:value-type="string">
            <text:p text:style-name="P26">C: 1 1<text:line-break/>1 1</text:p>
          </table:table-cell>
        </table:table-row>
        <table:table-row table:style-name="Таблица2.3">
          <table:table-cell table:style-name="Таблица2.A2" office:value-type="string">
            <text:p text:style-name="P36">12</text:p>
          </table:table-cell>
          <table:table-cell table:style-name="Таблица2.A2" office:value-type="string">
            <text:p text:style-name="P26">Сложение матриц</text:p>
          </table:table-cell>
          <table:table-cell table:style-name="Таблица2.A2" office:value-type="string">
            <text:p text:style-name="P26">A: 2 1<text:line-break/>1<text:line-break/>1<text:line-break/>B: 2 2<text:line-break/>0 0<text:line-break/>0 0</text:p>
          </table:table-cell>
          <table:table-cell table:style-name="Таблица2.D2" office:value-type="string">
            <text:p text:style-name="P26">Ошибка. Матрицы разного <text:s/>размера</text:p>
          </table:table-cell>
        </table:table-row>
        <table:table-row table:style-name="Таблица2.3">
          <table:table-cell table:style-name="Таблица2.A2" office:value-type="string">
            <text:p text:style-name="P37">13</text:p>
          </table:table-cell>
          <table:table-cell table:style-name="Таблица2.A2" office:value-type="string">
            <text:p text:style-name="P26">Ввод матрицы координатно</text:p>
          </table:table-cell>
          <table:table-cell table:style-name="Таблица2.A2" office:value-type="string">
            <text:p text:style-name="P26">2 2 2<text:line-break/>1 1 1<text:line-break/>2 2 2</text:p>
          </table:table-cell>
          <table:table-cell table:style-name="Таблица2.D2" office:value-type="string">
            <text:p text:style-name="P26">Введена матрица<text:line-break/>1 0<text:line-break/>0 2</text:p>
          </table:table-cell>
        </table:table-row>
        <table:table-row table:style-name="Таблица2.3">
          <table:table-cell table:style-name="Таблица2.A2" office:value-type="string">
            <text:p text:style-name="P38">14</text:p>
          </table:table-cell>
          <table:table-cell table:style-name="Таблица2.A2" office:value-type="string">
            <text:p text:style-name="P26">Ввод матрицы координатно</text:p>
          </table:table-cell>
          <table:table-cell table:style-name="Таблица2.A2" office:value-type="string">
            <text:p text:style-name="P28">2 2 2<text:line-break/>3 3 1<text:line-break/>1 1 4</text:p>
          </table:table-cell>
          <table:table-cell table:style-name="Таблица2.D2" office:value-type="string">
            <text:p text:style-name="P28">Ошибка ввода. Координаты не соответствуют размеру матрицы</text:p>
          </table:table-cell>
        </table:table-row>
        <table:table-row table:style-name="Таблица2.3">
          <table:table-cell table:style-name="Таблица2.A2" office:value-type="string">
            <text:p text:style-name="P38">15</text:p>
          </table:table-cell>
          <table:table-cell table:style-name="Таблица2.A2" office:value-type="string">
            <text:p text:style-name="P27">Сложение матриц, <text:span text:style-name="T85">заданных координатно</text:span></text:p>
          </table:table-cell>
          <table:table-cell table:style-name="Таблица2.A2" office:value-type="string">
            <text:p text:style-name="P27">A: 2 2 <text:span text:style-name="T84">2</text:span><text:line-break/>1 1 <text:span text:style-name="T84">1</text:span><text:line-break/><text:span text:style-name="T84">2 2 2</text:span><text:line-break/>B: 2 2 <text:span text:style-name="T84">1</text:span><text:line-break/><text:span text:style-name="T84">1 2 1</text:span></text:p>
          </table:table-cell>
          <table:table-cell table:style-name="Таблица2.D2" office:value-type="string">
            <text:p text:style-name="P28">C: 1 1<text:line-break/>0 2</text:p>
          </table:table-cell>
        </table:table-row>
        <table:table-row table:style-name="Таблица2.3">
          <table:table-cell table:style-name="Таблица2.A2" office:value-type="string">
            <text:p text:style-name="P38">16</text:p>
          </table:table-cell>
          <table:table-cell table:style-name="Таблица2.A2" office:value-type="string">
            <text:p text:style-name="P27">Сложение матриц, <text:span text:style-name="T85">заданных координатно</text:span></text:p>
          </table:table-cell>
          <table:table-cell table:style-name="Таблица2.A2" office:value-type="string">
            <text:p text:style-name="P27">A: 2 <text:span text:style-name="T84">3</text:span> <text:span text:style-name="T84">2</text:span><text:line-break/>1 1 <text:span text:style-name="T84">1</text:span><text:line-break/><text:span text:style-name="T84">2 2 2</text:span><text:line-break/>B: 2 2 <text:span text:style-name="T84">1</text:span><text:line-break/><text:span text:style-name="T84">1 2 1</text:span></text:p>
          </table:table-cell>
          <table:table-cell table:style-name="Таблица2.D2" office:value-type="string">
            <text:p text:style-name="P27">Ошибка. Матрицы разного <text:s/>размера</text:p>
          </table:table-cell>
        </table:table-row>
      </table:table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><text:soft-page-break/>ЗАМЕРЫ ВРЕМЕНИ РАБОТЫ</text:h>
      <text:p text:style-name="P64"><text:span text:style-name="T87">В ходе эксперимента для получения результатов проводилось </text:span><text:span text:style-name="T86">100</text:span><text:span text:style-name="T87"> замеров по времени. Усредненный результат представлен в таблице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D"/>
        <table:table-column table:style-name="Таблица3.B"/>
        <table:table-column table:style-name="Таблица3.H" table:number-columns-repeated="2"/>
        <table:table-row>
          <table:table-cell table:style-name="Таблица3.A1" table:number-rows-spanned="3" office:value-type="string">
            <text:p text:style-name="P42">Процент заполнения</text:p>
          </table:table-cell>
          <table:table-cell table:style-name="Таблица3.B1" table:number-columns-spanned="8" office:value-type="string">
            <text:p text:style-name="P42">Размер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covered-table-cell table:style-name="Таблица3.A2"/>
          <table:table-cell table:style-name="Таблица3.A2" table:number-columns-spanned="2" office:value-type="string">
            <text:p text:style-name="P42">50*5<text:span text:style-name="T89">0</text:span></text:p>
          </table:table-cell>
          <table:covered-table-cell/>
          <table:table-cell table:style-name="Таблица3.A2" table:number-columns-spanned="2" office:value-type="string">
            <text:p text:style-name="P42">100*100</text:p>
          </table:table-cell>
          <table:covered-table-cell/>
          <table:table-cell table:style-name="Таблица3.A2" table:number-columns-spanned="2" office:value-type="string">
            <text:p text:style-name="P42">500*500</text:p>
          </table:table-cell>
          <table:covered-table-cell/>
          <table:table-cell table:style-name="Таблица3.H2" table:number-columns-spanned="2" office:value-type="string">
            <text:p text:style-name="P42">1000*1000</text:p>
          </table:table-cell>
          <table:covered-table-cell/>
        </table:table-row>
        <table:table-row>
          <table:covered-table-cell table:style-name="Таблица3.A1"/>
          <table:table-cell table:style-name="Таблица3.A2" office:value-type="string">
            <text:p text:style-name="P44">М</text:p>
          </table:table-cell>
          <table:table-cell table:style-name="Таблица3.A2" office:value-type="string">
            <text:p text:style-name="P44">В</text:p>
          </table:table-cell>
          <table:table-cell table:style-name="Таблица3.A2" office:value-type="string">
            <text:p text:style-name="P42">М</text:p>
          </table:table-cell>
          <table:table-cell table:style-name="Таблица3.A2" office:value-type="string">
            <text:p text:style-name="P42">В</text:p>
          </table:table-cell>
          <table:table-cell table:style-name="Таблица3.A2" office:value-type="string">
            <text:p text:style-name="P42">М</text:p>
          </table:table-cell>
          <table:table-cell table:style-name="Таблица3.A2" office:value-type="string">
            <text:p text:style-name="P42">В</text:p>
          </table:table-cell>
          <table:table-cell table:style-name="Таблица3.A2" office:value-type="string">
            <text:p text:style-name="P42">М</text:p>
          </table:table-cell>
          <table:table-cell table:style-name="Таблица3.H2" office:value-type="string">
            <text:p text:style-name="P42">В</text:p>
          </table:table-cell>
        </table:table-row>
        <table:table-row>
          <table:table-cell table:style-name="Таблица3.A2" office:value-type="string">
            <text:p text:style-name="P44">5</text:p>
          </table:table-cell>
          <table:table-cell table:style-name="Таблица3.A2" office:value-type="string">
            <text:p text:style-name="P46">0.048</text:p>
          </table:table-cell>
          <table:table-cell table:style-name="Таблица3.A2" office:value-type="string">
            <text:p text:style-name="P46">0.005</text:p>
          </table:table-cell>
          <table:table-cell table:style-name="Таблица3.A2" office:value-type="string">
            <text:p text:style-name="P46">0.082</text:p>
          </table:table-cell>
          <table:table-cell table:style-name="Таблица3.A2" office:value-type="string">
            <text:p text:style-name="P46">0.015</text:p>
          </table:table-cell>
          <table:table-cell table:style-name="Таблица3.A2" office:value-type="string">
            <text:p text:style-name="P46">1.526</text:p>
          </table:table-cell>
          <table:table-cell table:style-name="Таблица3.A2" office:value-type="string">
            <text:p text:style-name="P46">0.36<text:span text:style-name="T90">7</text:span></text:p>
          </table:table-cell>
          <table:table-cell table:style-name="Таблица3.A2" office:value-type="string">
            <text:p text:style-name="P46">6.10<text:span text:style-name="T91">8</text:span></text:p>
          </table:table-cell>
          <table:table-cell table:style-name="Таблица3.H2" office:value-type="string">
            <text:p text:style-name="P46">1.475</text:p>
          </table:table-cell>
        </table:table-row>
        <table:table-row>
          <table:table-cell table:style-name="Таблица3.A2" office:value-type="string">
            <text:p text:style-name="P44">10</text:p>
          </table:table-cell>
          <table:table-cell table:style-name="Таблица3.A2" office:value-type="string">
            <text:p text:style-name="P40">0.027</text:p>
          </table:table-cell>
          <table:table-cell table:style-name="Таблица3.A2" office:value-type="string">
            <text:p text:style-name="P40">0.008</text:p>
          </table:table-cell>
          <table:table-cell table:style-name="Таблица3.A2" office:value-type="string">
            <text:p text:style-name="P40">0.21<text:span text:style-name="T92">5</text:span></text:p>
          </table:table-cell>
          <table:table-cell table:style-name="Таблица3.A2" office:value-type="string">
            <text:p text:style-name="P40">0.08<text:span text:style-name="T93">3</text:span></text:p>
          </table:table-cell>
          <table:table-cell table:style-name="Таблица3.A2" office:value-type="string">
            <text:p text:style-name="P40">1.543</text:p>
          </table:table-cell>
          <table:table-cell table:style-name="Таблица3.A2" office:value-type="string">
            <text:p text:style-name="P40">0.73<text:span text:style-name="T93">1</text:span></text:p>
          </table:table-cell>
          <table:table-cell table:style-name="Таблица3.A2" office:value-type="string">
            <text:p text:style-name="P40">6.15<text:span text:style-name="T94">5</text:span></text:p>
          </table:table-cell>
          <table:table-cell table:style-name="Таблица3.H2" office:value-type="string">
            <text:p text:style-name="P40">2.96<text:span text:style-name="T95">1</text:span></text:p>
          </table:table-cell>
        </table:table-row>
        <table:table-row>
          <table:table-cell table:style-name="Таблица3.A2" office:value-type="string">
            <text:p text:style-name="P44">15</text:p>
          </table:table-cell>
          <table:table-cell table:style-name="Таблица3.A2" office:value-type="string">
            <text:p text:style-name="P40">0.02<text:span text:style-name="T96">5 </text:span></text:p>
          </table:table-cell>
          <table:table-cell table:style-name="Таблица3.A2" office:value-type="string">
            <text:p text:style-name="P40">0.01<text:span text:style-name="T96">2</text:span></text:p>
          </table:table-cell>
          <table:table-cell table:style-name="Таблица3.A2" office:value-type="string">
            <text:p text:style-name="P40">0.065</text:p>
          </table:table-cell>
          <table:table-cell table:style-name="Таблица3.A2" office:value-type="string">
            <text:p text:style-name="P40">0.045</text:p>
          </table:table-cell>
          <table:table-cell table:style-name="Таблица3.A2" office:value-type="string">
            <text:p text:style-name="P40">1.522</text:p>
          </table:table-cell>
          <table:table-cell table:style-name="Таблица3.A2" office:value-type="string">
            <text:p text:style-name="P40">1.10<text:span text:style-name="T97">4</text:span></text:p>
          </table:table-cell>
          <table:table-cell table:style-name="Таблица3.A2" office:value-type="string">
            <text:p text:style-name="P40">6.11<text:span text:style-name="T98">3</text:span></text:p>
          </table:table-cell>
          <table:table-cell table:style-name="Таблица3.H2" office:value-type="string">
            <text:p text:style-name="P40">4.376</text:p>
          </table:table-cell>
        </table:table-row>
        <table:table-row>
          <table:table-cell table:style-name="Таблица3.A2" office:value-type="string">
            <text:p text:style-name="P44">20</text:p>
          </table:table-cell>
          <table:table-cell table:style-name="Таблица3.A2" office:value-type="string">
            <text:p text:style-name="P40">0.02<text:span text:style-name="T98">4</text:span></text:p>
          </table:table-cell>
          <table:table-cell table:style-name="Таблица3.A2" office:value-type="string">
            <text:p text:style-name="P40">0.015</text:p>
          </table:table-cell>
          <table:table-cell table:style-name="Таблица3.A2" office:value-type="string">
            <text:p text:style-name="P40">0.06<text:span text:style-name="T99">7</text:span></text:p>
          </table:table-cell>
          <table:table-cell table:style-name="Таблица3.A2" office:value-type="string">
            <text:p text:style-name="P40">0.0<text:span text:style-name="T100">60</text:span></text:p>
          </table:table-cell>
          <table:table-cell table:style-name="Таблица3.A2" office:value-type="string">
            <text:p text:style-name="P40">1.550</text:p>
          </table:table-cell>
          <table:table-cell table:style-name="Таблица3.A2" office:value-type="string">
            <text:p text:style-name="P40">1.46<text:span text:style-name="T101">5</text:span></text:p>
          </table:table-cell>
          <table:table-cell table:style-name="Таблица3.A2" office:value-type="string">
            <text:p text:style-name="P40">6.116</text:p>
          </table:table-cell>
          <table:table-cell table:style-name="Таблица3.H2" office:value-type="string">
            <text:p text:style-name="P40">5.817</text:p>
          </table:table-cell>
        </table:table-row>
        <table:table-row>
          <table:table-cell table:style-name="Таблица3.A2" office:value-type="string">
            <text:p text:style-name="P44">25</text:p>
          </table:table-cell>
          <table:table-cell table:style-name="Таблица3.A2" office:value-type="string">
            <text:p text:style-name="P40">0.021</text:p>
          </table:table-cell>
          <table:table-cell table:style-name="Таблица3.A2" office:value-type="string">
            <text:p text:style-name="P40">0.019</text:p>
          </table:table-cell>
          <table:table-cell table:style-name="Таблица3.A2" office:value-type="string">
            <text:p text:style-name="P40">0.067</text:p>
          </table:table-cell>
          <table:table-cell table:style-name="Таблица3.A2" office:value-type="string">
            <text:p text:style-name="P40">0.074</text:p>
          </table:table-cell>
          <table:table-cell table:style-name="Таблица3.A2" office:value-type="string">
            <text:p text:style-name="P40">1.514</text:p>
          </table:table-cell>
          <table:table-cell table:style-name="Таблица3.A2" office:value-type="string">
            <text:p text:style-name="P40">1.829</text:p>
          </table:table-cell>
          <table:table-cell table:style-name="Таблица3.A2" office:value-type="string">
            <text:p text:style-name="P40">6.123</text:p>
          </table:table-cell>
          <table:table-cell table:style-name="Таблица3.H2" office:value-type="string">
            <text:p text:style-name="P40">7.278</text:p>
          </table:table-cell>
        </table:table-row>
        <table:table-row>
          <table:table-cell table:style-name="Таблица3.A2" office:value-type="string">
            <text:p text:style-name="P44">30</text:p>
          </table:table-cell>
          <table:table-cell table:style-name="Таблица3.A2" office:value-type="string">
            <text:p text:style-name="P40">0.040</text:p>
          </table:table-cell>
          <table:table-cell table:style-name="Таблица3.A2" office:value-type="string">
            <text:p text:style-name="P40">0.023</text:p>
          </table:table-cell>
          <table:table-cell table:style-name="Таблица3.A2" office:value-type="string">
            <text:p text:style-name="P40">0.215</text:p>
          </table:table-cell>
          <table:table-cell table:style-name="Таблица3.A2" office:value-type="string">
            <text:p text:style-name="P40">0.095</text:p>
          </table:table-cell>
          <table:table-cell table:style-name="Таблица3.A2" office:value-type="string">
            <text:p text:style-name="P40">1.547</text:p>
          </table:table-cell>
          <table:table-cell table:style-name="Таблица3.A2" office:value-type="string">
            <text:p text:style-name="P40">2.208</text:p>
          </table:table-cell>
          <table:table-cell table:style-name="Таблица3.A2" office:value-type="string">
            <text:p text:style-name="P40">6.105</text:p>
          </table:table-cell>
          <table:table-cell table:style-name="Таблица3.H2" office:value-type="string">
            <text:p text:style-name="P40">8.736</text:p>
          </table:table-cell>
        </table:table-row>
        <table:table-row>
          <table:table-cell table:style-name="Таблица3.A2" office:value-type="string">
            <text:p text:style-name="P44">35</text:p>
          </table:table-cell>
          <table:table-cell table:style-name="Таблица3.A2" office:value-type="string">
            <text:p text:style-name="P40">0.042</text:p>
          </table:table-cell>
          <table:table-cell table:style-name="Таблица3.A2" office:value-type="string">
            <text:p text:style-name="P40">0.027</text:p>
          </table:table-cell>
          <table:table-cell table:style-name="Таблица3.A2" office:value-type="string">
            <text:p text:style-name="P40">0.066</text:p>
          </table:table-cell>
          <table:table-cell table:style-name="Таблица3.A2" office:value-type="string">
            <text:p text:style-name="P40">0.105</text:p>
          </table:table-cell>
          <table:table-cell table:style-name="Таблица3.A2" office:value-type="string">
            <text:p text:style-name="P40">1.513</text:p>
          </table:table-cell>
          <table:table-cell table:style-name="Таблица3.A2" office:value-type="string">
            <text:p text:style-name="P40">2.552</text:p>
          </table:table-cell>
          <table:table-cell table:style-name="Таблица3.A2" office:value-type="string">
            <text:p text:style-name="P40">6.325</text:p>
          </table:table-cell>
          <table:table-cell table:style-name="Таблица3.H2" office:value-type="string">
            <text:p text:style-name="P40">10.782</text:p>
          </table:table-cell>
        </table:table-row>
        <table:table-row>
          <table:table-cell table:style-name="Таблица3.A2" office:value-type="string">
            <text:p text:style-name="P44">40</text:p>
          </table:table-cell>
          <table:table-cell table:style-name="Таблица3.A2" office:value-type="string">
            <text:p text:style-name="P40">0.045</text:p>
          </table:table-cell>
          <table:table-cell table:style-name="Таблица3.A2" office:value-type="string">
            <text:p text:style-name="P40">0.031</text:p>
          </table:table-cell>
          <table:table-cell table:style-name="Таблица3.A2" office:value-type="string">
            <text:p text:style-name="P40">0.066 </text:p>
          </table:table-cell>
          <table:table-cell table:style-name="Таблица3.A2" office:value-type="string">
            <text:p text:style-name="P40">0.118</text:p>
          </table:table-cell>
          <table:table-cell table:style-name="Таблица3.A2" office:value-type="string">
            <text:p text:style-name="P40">1.515</text:p>
          </table:table-cell>
          <table:table-cell table:style-name="Таблица3.A2" office:value-type="string">
            <text:p text:style-name="P40">2.918</text:p>
          </table:table-cell>
          <table:table-cell table:style-name="Таблица3.A2" office:value-type="string">
            <text:p text:style-name="P40">6.114</text:p>
          </table:table-cell>
          <table:table-cell table:style-name="Таблица3.H2" office:value-type="string">
            <text:p text:style-name="P40">11.665</text:p>
          </table:table-cell>
        </table:table-row>
        <table:table-row>
          <table:table-cell table:style-name="Таблица3.A2" office:value-type="string">
            <text:p text:style-name="P44">45</text:p>
          </table:table-cell>
          <table:table-cell table:style-name="Таблица3.A2" office:value-type="string">
            <text:p text:style-name="P40">0.040</text:p>
          </table:table-cell>
          <table:table-cell table:style-name="Таблица3.A2" office:value-type="string">
            <text:p text:style-name="P40">0.034</text:p>
          </table:table-cell>
          <table:table-cell table:style-name="Таблица3.A2" office:value-type="string">
            <text:p text:style-name="P40">0.072</text:p>
          </table:table-cell>
          <table:table-cell table:style-name="Таблица3.A2" office:value-type="string">
            <text:p text:style-name="P40">0.154</text:p>
          </table:table-cell>
          <table:table-cell table:style-name="Таблица3.A2" office:value-type="string">
            <text:p text:style-name="P40">1.520</text:p>
          </table:table-cell>
          <table:table-cell table:style-name="Таблица3.A2" office:value-type="string">
            <text:p text:style-name="P40">3.270</text:p>
          </table:table-cell>
          <table:table-cell table:style-name="Таблица3.A2" office:value-type="string">
            <text:p text:style-name="P40">6.079</text:p>
          </table:table-cell>
          <table:table-cell table:style-name="Таблица3.H2" office:value-type="string">
            <text:p text:style-name="P40">13.097</text:p>
          </table:table-cell>
        </table:table-row>
        <table:table-row>
          <table:table-cell table:style-name="Таблица3.A2" office:value-type="string">
            <text:p text:style-name="P44">50</text:p>
          </table:table-cell>
          <table:table-cell table:style-name="Таблица3.A2" office:value-type="string">
            <text:p text:style-name="P40">0.023</text:p>
          </table:table-cell>
          <table:table-cell table:style-name="Таблица3.A2" office:value-type="string">
            <text:p text:style-name="P40">0.039</text:p>
          </table:table-cell>
          <table:table-cell table:style-name="Таблица3.A2" office:value-type="string">
            <text:p text:style-name="P40">0.066</text:p>
          </table:table-cell>
          <table:table-cell table:style-name="Таблица3.A2" office:value-type="string">
            <text:p text:style-name="P40">0.152</text:p>
          </table:table-cell>
          <table:table-cell table:style-name="Таблица3.A2" office:value-type="string">
            <text:p text:style-name="P40">1.524</text:p>
          </table:table-cell>
          <table:table-cell table:style-name="Таблица3.A2" office:value-type="string">
            <text:p text:style-name="P40">3.640</text:p>
          </table:table-cell>
          <table:table-cell table:style-name="Таблица3.A2" office:value-type="string">
            <text:p text:style-name="P40">6.088</text:p>
          </table:table-cell>
          <table:table-cell table:style-name="Таблица3.H2" office:value-type="string">
            <text:p text:style-name="P40">14.535</text:p>
          </table:table-cell>
        </table:table-row>
        <table:table-row>
          <table:table-cell table:style-name="Таблица3.A2" office:value-type="string">
            <text:p text:style-name="P47">75</text:p>
          </table:table-cell>
          <table:table-cell table:style-name="Таблица3.A2" office:value-type="string">
            <text:p text:style-name="P40">0.044</text:p>
          </table:table-cell>
          <table:table-cell table:style-name="Таблица3.A2" office:value-type="string">
            <text:p text:style-name="P40">0.056</text:p>
          </table:table-cell>
          <table:table-cell table:style-name="Таблица3.A2" office:value-type="string">
            <text:p text:style-name="P40">0.066</text:p>
          </table:table-cell>
          <table:table-cell table:style-name="Таблица3.A2" office:value-type="string">
            <text:p text:style-name="P40">0.220</text:p>
          </table:table-cell>
          <table:table-cell table:style-name="Таблица3.A2" office:value-type="string">
            <text:p text:style-name="P40">1.521</text:p>
          </table:table-cell>
          <table:table-cell table:style-name="Таблица3.A2" office:value-type="string">
            <text:p text:style-name="P40">5.456</text:p>
          </table:table-cell>
          <table:table-cell table:style-name="Таблица3.A2" office:value-type="string">
            <text:p text:style-name="P40">6.114</text:p>
          </table:table-cell>
          <table:table-cell table:style-name="Таблица3.H2" office:value-type="string">
            <text:p text:style-name="P40">21.836</text:p>
          </table:table-cell>
        </table:table-row>
        <table:table-row>
          <table:table-cell table:style-name="Таблица3.A2" office:value-type="string">
            <text:p text:style-name="P44">100</text:p>
          </table:table-cell>
          <table:table-cell table:style-name="Таблица3.A2" office:value-type="string">
            <text:p text:style-name="P40">0.045</text:p>
          </table:table-cell>
          <table:table-cell table:style-name="Таблица3.A2" office:value-type="string">
            <text:p text:style-name="P40">0.075</text:p>
          </table:table-cell>
          <table:table-cell table:style-name="Таблица3.A2" office:value-type="string">
            <text:p text:style-name="P40">0.066</text:p>
          </table:table-cell>
          <table:table-cell table:style-name="Таблица3.A2" office:value-type="string">
            <text:p text:style-name="P40">0.295</text:p>
          </table:table-cell>
          <table:table-cell table:style-name="Таблица3.A2" office:value-type="string">
            <text:p text:style-name="P40">1.542</text:p>
          </table:table-cell>
          <table:table-cell table:style-name="Таблица3.A2" office:value-type="string">
            <text:p text:style-name="P40">7.283</text:p>
          </table:table-cell>
          <table:table-cell table:style-name="Таблица3.A2" office:value-type="string">
            <text:p text:style-name="P40">6.094</text:p>
          </table:table-cell>
          <table:table-cell table:style-name="Таблица3.H2" office:value-type="string">
            <text:p text:style-name="P40">29.136</text:p>
          </table:table-cell>
        </table:table-row>
      </table:table>
      <text:p text:style-name="P57">*<text:span text:style-name="T86">Значения</text:span><text:span text:style-name="T72"> времени в таблице представлены в миллисекундах</text:span></text:p>
      <text:p text:style-name="P57">** <text:span text:style-name="T88">М – матрица, В – вектор</text:span></text:p>
      <text:h text:style-name="P9" text:outline-level="1"/>
      <text:h text:style-name="P9" text:outline-level="1"/>
      <text:h text:style-name="P9" text:outline-level="1"/>
      <text:h text:style-name="P9" text:outline-level="1"/>
      <text:h text:style-name="P13" text:outline-level="1"><text:soft-page-break/>ОЦЕНКА ЭФФЕКТИВНОСТИ <text:span text:style-name="T103">ВРЕМЕНИ ВЫПОЛНЕНИЯ</text:span></text:h>
      <text:p text:style-name="P59"/>
      <table:table table:name="Таблица5" table:style-name="Таблица5">
        <table:table-column table:style-name="Таблица5.A"/>
        <table:table-column table:style-name="Таблица5.B" table:number-columns-repeated="3"/>
        <table:table-column table:style-name="Таблица5.E"/>
        <table:table-row>
          <table:table-cell table:style-name="Таблица5.A1" table:number-rows-spanned="2" office:value-type="string">
            <text:p text:style-name="P43">Процент заполнения</text:p>
          </table:table-cell>
          <table:table-cell table:style-name="Таблица5.B1" table:number-columns-spanned="4" office:value-type="string">
            <text:p text:style-name="P43">Размер </text:p>
          </table:table-cell>
          <table:covered-table-cell/>
          <table:covered-table-cell/>
          <table:covered-table-cell/>
        </table:table-row>
        <table:table-row table:style-name="Таблица5.2">
          <table:covered-table-cell table:style-name="Таблица5.A2"/>
          <table:table-cell table:style-name="Таблица5.A2" office:value-type="string">
            <text:p text:style-name="P50">50*50</text:p>
          </table:table-cell>
          <table:table-cell table:style-name="Таблица5.A2" office:value-type="string">
            <text:p text:style-name="P50">100*100</text:p>
          </table:table-cell>
          <table:table-cell table:style-name="Таблица5.A2" office:value-type="string">
            <text:p text:style-name="P50">500*500</text:p>
          </table:table-cell>
          <table:table-cell table:style-name="Таблица5.E2" office:value-type="string">
            <text:p text:style-name="P50">1000*1000</text:p>
          </table:table-cell>
        </table:table-row>
        <table:table-row>
          <table:table-cell table:style-name="Таблица5.A2" office:value-type="string">
            <text:p text:style-name="P45">5</text:p>
          </table:table-cell>
          <table:table-cell table:style-name="Таблица5.A2" office:value-type="string">
            <text:p text:style-name="P53">9.60</text:p>
          </table:table-cell>
          <table:table-cell table:style-name="Таблица5.A2" office:value-type="string">
            <text:p text:style-name="P53">5.46</text:p>
          </table:table-cell>
          <table:table-cell table:style-name="Таблица5.A2" office:value-type="string">
            <text:p text:style-name="P54">4.16</text:p>
          </table:table-cell>
          <table:table-cell table:style-name="Таблица5.E2" office:value-type="string">
            <text:p text:style-name="P54">4.14</text:p>
          </table:table-cell>
        </table:table-row>
        <table:table-row>
          <table:table-cell table:style-name="Таблица5.A2" office:value-type="string">
            <text:p text:style-name="P45">10</text:p>
          </table:table-cell>
          <table:table-cell table:style-name="Таблица5.A2" office:value-type="string">
            <text:p text:style-name="P53">3.38</text:p>
          </table:table-cell>
          <table:table-cell table:style-name="Таблица5.A2" office:value-type="string">
            <text:p text:style-name="P53">2.59</text:p>
          </table:table-cell>
          <table:table-cell table:style-name="Таблица5.A2" office:value-type="string">
            <text:p text:style-name="P54">2.11</text:p>
          </table:table-cell>
          <table:table-cell table:style-name="Таблица5.E2" office:value-type="string">
            <text:p text:style-name="P54">2.08</text:p>
          </table:table-cell>
        </table:table-row>
        <table:table-row>
          <table:table-cell table:style-name="Таблица5.A2" office:value-type="string">
            <text:p text:style-name="P45">15</text:p>
          </table:table-cell>
          <table:table-cell table:style-name="Таблица5.A2" office:value-type="string">
            <text:p text:style-name="P53">2.08</text:p>
          </table:table-cell>
          <table:table-cell table:style-name="Таблица5.A2" office:value-type="string">
            <text:p text:style-name="P53">1.44</text:p>
          </table:table-cell>
          <table:table-cell table:style-name="Таблица5.A2" office:value-type="string">
            <text:p text:style-name="P54">1.38</text:p>
          </table:table-cell>
          <table:table-cell table:style-name="Таблица5.E2" office:value-type="string">
            <text:p text:style-name="P54">1.40</text:p>
          </table:table-cell>
        </table:table-row>
        <table:table-row>
          <table:table-cell table:style-name="Таблица5.A2" office:value-type="string">
            <text:p text:style-name="P45">20</text:p>
          </table:table-cell>
          <table:table-cell table:style-name="Таблица5.A2" office:value-type="string">
            <text:p text:style-name="P53">1.60</text:p>
          </table:table-cell>
          <table:table-cell table:style-name="Таблица5.A2" office:value-type="string">
            <text:p text:style-name="P53">1.12</text:p>
          </table:table-cell>
          <table:table-cell table:style-name="Таблица5.A2" office:value-type="string">
            <text:p text:style-name="P41"><text:s/><text:span text:style-name="T105">1.04</text:span></text:p>
          </table:table-cell>
          <table:table-cell table:style-name="Таблица5.E2" office:value-type="string">
            <text:p text:style-name="P54">1.05</text:p>
          </table:table-cell>
        </table:table-row>
        <table:table-row>
          <table:table-cell table:style-name="Таблица5.A2" office:value-type="string">
            <text:p text:style-name="P45">25</text:p>
          </table:table-cell>
          <table:table-cell table:style-name="Таблица5.A2" office:value-type="string">
            <text:p text:style-name="P53">1.11</text:p>
          </table:table-cell>
          <table:table-cell table:style-name="Таблица5.A2" office:value-type="string">
            <text:p text:style-name="P53">0.91</text:p>
          </table:table-cell>
          <table:table-cell table:style-name="Таблица5.A2" office:value-type="string">
            <text:p text:style-name="P54">0.83</text:p>
          </table:table-cell>
          <table:table-cell table:style-name="Таблица5.E2" office:value-type="string">
            <text:p text:style-name="P54">0.84</text:p>
          </table:table-cell>
        </table:table-row>
        <table:table-row>
          <table:table-cell table:style-name="Таблица5.A2" office:value-type="string">
            <text:p text:style-name="P45">30</text:p>
          </table:table-cell>
          <table:table-cell table:style-name="Таблица5.A2" office:value-type="string">
            <text:p text:style-name="P53">1.74</text:p>
          </table:table-cell>
          <table:table-cell table:style-name="Таблица5.A2" office:value-type="string">
            <text:p text:style-name="P53">2.26</text:p>
          </table:table-cell>
          <table:table-cell table:style-name="Таблица5.A2" office:value-type="string">
            <text:p text:style-name="P54">0.70</text:p>
          </table:table-cell>
          <table:table-cell table:style-name="Таблица5.E2" office:value-type="string">
            <text:p text:style-name="P54">0.70</text:p>
          </table:table-cell>
        </table:table-row>
        <table:table-row>
          <table:table-cell table:style-name="Таблица5.A2" office:value-type="string">
            <text:p text:style-name="P45">35</text:p>
          </table:table-cell>
          <table:table-cell table:style-name="Таблица5.A2" office:value-type="string">
            <text:p text:style-name="P53">1.56</text:p>
          </table:table-cell>
          <table:table-cell table:style-name="Таблица5.A2" office:value-type="string">
            <text:p text:style-name="P53">0.63</text:p>
          </table:table-cell>
          <table:table-cell table:style-name="Таблица5.A2" office:value-type="string">
            <text:p text:style-name="P54">0.59</text:p>
          </table:table-cell>
          <table:table-cell table:style-name="Таблица5.E2" office:value-type="string">
            <text:p text:style-name="P54">0.59</text:p>
          </table:table-cell>
        </table:table-row>
        <table:table-row>
          <table:table-cell table:style-name="Таблица5.A2" office:value-type="string">
            <text:p text:style-name="P45">40</text:p>
          </table:table-cell>
          <table:table-cell table:style-name="Таблица5.A2" office:value-type="string">
            <text:p text:style-name="P53">1.45</text:p>
          </table:table-cell>
          <table:table-cell table:style-name="Таблица5.A2" office:value-type="string">
            <text:p text:style-name="P53">0.56</text:p>
          </table:table-cell>
          <table:table-cell table:style-name="Таблица5.A2" office:value-type="string">
            <text:p text:style-name="P54">0.52</text:p>
          </table:table-cell>
          <table:table-cell table:style-name="Таблица5.E2" office:value-type="string">
            <text:p text:style-name="P54">0.52</text:p>
          </table:table-cell>
        </table:table-row>
        <table:table-row>
          <table:table-cell table:style-name="Таблица5.A2" office:value-type="string">
            <text:p text:style-name="P45">45</text:p>
          </table:table-cell>
          <table:table-cell table:style-name="Таблица5.A2" office:value-type="string">
            <text:p text:style-name="P53">1.18</text:p>
          </table:table-cell>
          <table:table-cell table:style-name="Таблица5.A2" office:value-type="string">
            <text:p text:style-name="P53">0.47</text:p>
          </table:table-cell>
          <table:table-cell table:style-name="Таблица5.A2" office:value-type="string">
            <text:p text:style-name="P54">0.46</text:p>
          </table:table-cell>
          <table:table-cell table:style-name="Таблица5.E2" office:value-type="string">
            <text:p text:style-name="P54">0.46</text:p>
          </table:table-cell>
        </table:table-row>
        <table:table-row>
          <table:table-cell table:style-name="Таблица5.A2" office:value-type="string">
            <text:p text:style-name="P45">50</text:p>
          </table:table-cell>
          <table:table-cell table:style-name="Таблица5.A2" office:value-type="string">
            <text:p text:style-name="P53">0.59</text:p>
          </table:table-cell>
          <table:table-cell table:style-name="Таблица5.A2" office:value-type="string">
            <text:p text:style-name="P53">0.43</text:p>
          </table:table-cell>
          <table:table-cell table:style-name="Таблица5.A2" office:value-type="string">
            <text:p text:style-name="P54">0.42</text:p>
          </table:table-cell>
          <table:table-cell table:style-name="Таблица5.E2" office:value-type="string">
            <text:p text:style-name="P54">0.42</text:p>
          </table:table-cell>
        </table:table-row>
        <table:table-row>
          <table:table-cell table:style-name="Таблица5.A2" office:value-type="string">
            <text:p text:style-name="P48">75</text:p>
          </table:table-cell>
          <table:table-cell table:style-name="Таблица5.A2" office:value-type="string">
            <text:p text:style-name="P53">0.79</text:p>
          </table:table-cell>
          <table:table-cell table:style-name="Таблица5.A2" office:value-type="string">
            <text:p text:style-name="P53">0.30</text:p>
          </table:table-cell>
          <table:table-cell table:style-name="Таблица5.A2" office:value-type="string">
            <text:p text:style-name="P54">0.28</text:p>
          </table:table-cell>
          <table:table-cell table:style-name="Таблица5.E2" office:value-type="string">
            <text:p text:style-name="P54">0.28</text:p>
          </table:table-cell>
        </table:table-row>
        <table:table-row>
          <table:table-cell table:style-name="Таблица5.A2" office:value-type="string">
            <text:p text:style-name="P45">100</text:p>
          </table:table-cell>
          <table:table-cell table:style-name="Таблица5.A2" office:value-type="string">
            <text:p text:style-name="P53">0.60</text:p>
          </table:table-cell>
          <table:table-cell table:style-name="Таблица5.A2" office:value-type="string">
            <text:p text:style-name="P53">0.22</text:p>
          </table:table-cell>
          <table:table-cell table:style-name="Таблица5.A2" office:value-type="string">
            <text:p text:style-name="P54">0.21</text:p>
          </table:table-cell>
          <table:table-cell table:style-name="Таблица5.E2" office:value-type="string">
            <text:p text:style-name="P54">0.21</text:p>
          </table:table-cell>
        </table:table-row>
      </table:table>
      <text:p text:style-name="P59">*<text:span text:style-name="T74">Числа в </text:span><text:span text:style-name="T104">таблице определяются отношением времени выполнения сложения матриц к времени выполнения сложения векторов</text:span></text:p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0" text:outline-level="1"><text:soft-page-break/>ОБЪЕМ ИСПОЛЬЗУЕМОЙ ПАМЯТИ</text:h>
      <text:p text:style-name="P39"/>
      <text:p text:style-name="P58">Для процента заполненности 20%</text:p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51">Размер</text:p>
          </table:table-cell>
          <table:table-cell table:style-name="Таблица4.A1" office:value-type="string">
            <text:p text:style-name="P49">Матрица</text:p>
          </table:table-cell>
          <table:table-cell table:style-name="Таблица4.C1" office:value-type="string">
            <text:p text:style-name="P49">Вектор</text:p>
          </table:table-cell>
        </table:table-row>
        <table:table-row>
          <table:table-cell table:style-name="Таблица4.A2" office:value-type="string">
            <text:p text:style-name="P49">50*50</text:p>
          </table:table-cell>
          <table:table-cell table:style-name="Таблица4.A2" office:value-type="string">
            <text:p text:style-name="P49">1Е4</text:p>
          </table:table-cell>
          <table:table-cell table:style-name="Таблица4.C2" office:value-type="string">
            <text:p text:style-name="P52"><text:span text:style-name="T102">0.</text:span>8<text:span text:style-name="T102">4Е4</text:span></text:p>
          </table:table-cell>
        </table:table-row>
        <table:table-row>
          <table:table-cell table:style-name="Таблица4.A2" office:value-type="string">
            <text:p text:style-name="P51">100*<text:span text:style-name="T102">100</text:span></text:p>
          </table:table-cell>
          <table:table-cell table:style-name="Таблица4.A2" office:value-type="string">
            <text:p text:style-name="P49">4Е4</text:p>
          </table:table-cell>
          <table:table-cell table:style-name="Таблица4.C2" office:value-type="string">
            <text:p text:style-name="P49">3.28Е4</text:p>
          </table:table-cell>
        </table:table-row>
        <table:table-row>
          <table:table-cell table:style-name="Таблица4.A2" office:value-type="string">
            <text:p text:style-name="P51">500*<text:span text:style-name="T102">500</text:span></text:p>
          </table:table-cell>
          <table:table-cell table:style-name="Таблица4.A2" office:value-type="string">
            <text:p text:style-name="P49">1Е6</text:p>
          </table:table-cell>
          <table:table-cell table:style-name="Таблица4.C2" office:value-type="string">
            <text:p text:style-name="P49">0.804Е6</text:p>
          </table:table-cell>
        </table:table-row>
        <table:table-row>
          <table:table-cell table:style-name="Таблица4.A2" office:value-type="string">
            <text:p text:style-name="P51">1000*<text:span text:style-name="T102">1000</text:span></text:p>
          </table:table-cell>
          <table:table-cell table:style-name="Таблица4.A2" office:value-type="string">
            <text:p text:style-name="P49">4Е6</text:p>
          </table:table-cell>
          <table:table-cell table:style-name="Таблица4.C2" office:value-type="string">
            <text:p text:style-name="P49">3.208Е6</text:p>
          </table:table-cell>
        </table:table-row>
      </table:table>
      <text:p text:style-name="P60">*<text:span text:style-name="T71">Значения в таблице представлены в байтах</text:span></text:p>
      <text:h text:style-name="P12" text:outline-level="1"/>
      <text:h text:style-name="P12" text:outline-level="1">ОТВЕТЫ НА КОНТРОЛЬНЫЕ ВОПРОСЫ</text:h>
      <text:p text:style-name="P91">1. Что такое разреженная матрица, какие схемы хранения таких матриц Вы знаете?</text:p>
      <text:p text:style-name="P88"><text:s/><text:span text:style-name="T106">Разреженная матрица содержит большое количество нулей. Схемы хранения: методом Кнута, двумерным массивом и схема, предложенная Чангом и Густавсоном.</text:span></text:p>
      <text:p text:style-name="P91">2. Каким образом и сколько памяти выделяется под хранение разреженной и обычной матрицы?</text:p>
      <text:p text:style-name="P89">При хранении обычной матрицы целых чисел выделяется N * M * 4 байта памяти. При хранении разреженной матрицы с процентом заполнения X выделяется N * M / 100 * X * 4 * 2 + N * 4 байта памяти. </text:p>
      <text:p text:style-name="P91">3. Каков принцип обработки разреженной матрицы?</text:p>
      <text:p text:style-name="P90">Разреженная матрица представляется в виде трех векторов: вектор ненулевых элементов, вектор столбцов этих элементов и вектор индексов элементов в первых двух массивах, с которых начинается новая строка. При обработке матрицы оперируют этими тремя векторами</text:p>
      <text:p text:style-name="P91">4. В каком случае для матриц эффективнее применять стандартные</text:p>
      <text:p text:style-name="P91">алгоритмы обработки матриц? От чего это зависит</text:p>
      <text:p text:style-name="P90">Стандартные алгоритмы обработки эффективнее применять при обработке матриц с процентов разреженности больше 20. В таком случае время обработки стандартным способом быстрее из-за меньшего количества операций</text:p>
      <text:h text:style-name="P14" text:outline-level="1"><text:soft-page-break/>ВЫВОД</text:h>
      <text:p text:style-name="P61">В рамках этой лабораторной работ<text:span text:style-name="T75">ы</text:span> я <text:span text:style-name="T108">научился работать с разреженными матрицами, представленными методом Кнута. Я оценил эффективность этого метода на примере сложения матриц. Сравнив время сложения матриц стандартным способом и с помощью векторов, я пришел к выводу, что: </text:span></text:p>
      <text:list xml:id="list2142171013" text:style-name="L3">
        <text:list-item>
          <text:p text:style-name="P124">Сложение с помощью вектором эффективнее по памяти при размерах матрицы <text:span text:style-name="T109">вплоть до 50%</text:span></text:p>
        </text:list-item>
        <text:list-item>
          <text:p text:style-name="P124">Сложение с помощью векторов эффективнее по времени вплоть до 20% заполнения</text:p>
        </text:list-item>
        <text:list-item>
          <text:p text:style-name="P124">Чем меньше размер матрицы, тем эффективнее сложение с помощью векторов</text:p>
        </text:list-item>
      </text:list>
      <text:list xml:id="list3053755408" text:style-name="L4">
        <text:list-item>
          <text:p text:style-name="P125">Для размера матрицы 50*50 сложение с помощью векторов эффективнее вплоть до 45%</text:p>
        </text:list-item>
        <text:list-item>
          <text:p text:style-name="P125">Для размера матрицы 100*100 сложение с помощью векторов эффективнее вплоть до 20%</text:p>
        </text:list-item>
        <text:list-item>
          <text:p text:style-name="P125">Для размера матрицы 500*500 сложение с помощью векторов эффективнее вплоть до 20%</text:p>
        </text:list-item>
        <text:list-item>
          <text:p text:style-name="P125">Для размера матрицы 1000*1000 сложение с помощью векторов эффективнее вплоть до 20%</text:p>
        </text:list-item>
      </text:list>
      <text:h text:style-name="P6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style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style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style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text-align="start" style:justify-single-word="false"/>
      <style:text-properties fo:font-variant="small-caps" fo:color="#b85a22" loext:opacity="100%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b85a22" loext:opacity="100%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7a3c16" loext:opacity="100%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  <style:text-properties style:font-name="Times New Roman1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style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style:contextual-spacing="false" fo:text-indent="0cm" style:auto-text-indent="false" fo:background-color="#dd8047" fo:padding="0.353cm" fo:border="0.99pt solid #b85a22"/>
      <style:text-properties fo:color="#ffffff" loext:opacity="100%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loext:opacity="100%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loext:opacity="100%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loext:opacity="100%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loext:opacity="100%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loext:opacity="100%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loext:opacity="100%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normal" style:font-size-asian="14pt" style:font-weight-asian="normal" style:font-size-complex="16pt" style:font-weight-complex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4ce994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page_20_number"><text:page-number text:select-page="current">12</text:page-number></text:span></text:p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a</meta:initial-creator>
    <meta:editing-cycles>302</meta:editing-cycles>
    <meta:print-date>2019-11-26T17:37:00</meta:print-date>
    <meta:creation-date>2018-12-20T06:53:00</meta:creation-date>
    <dc:date>2023-10-21T14:35:41.333476642</dc:date>
    <meta:editing-duration>P1DT19M24S</meta:editing-duration>
    <meta:generator>LibreOffice/7.3.7.2$Linux_X86_64 LibreOffice_project/30$Build-2</meta:generator>
    <meta:document-statistic meta:table-count="5" meta:image-count="1" meta:object-count="0" meta:page-count="12" meta:paragraph-count="402" meta:word-count="1613" meta:character-count="10439" meta:non-whitespace-character-count="91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